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ef2d29" draw:stroke="none" fo:margin="1.000000000000000pt" style:wrap="biggest" style:wrap-dynamic-threshold="0.000000000000000pt" svg:fill-rule="evenodd"/>
    </style:style>
    <style:style style:name="gr3" style:family="graphic">
      <style:graphic-properties draw:fill="solid" draw:fill-color="#009025" draw:stroke="none" fo:margin="1.000000000000000pt" style:wrap="biggest" style:wrap-dynamic-threshold="0.000000000000000pt" svg:fill-rule="evenodd"/>
    </style:style>
    <style:style style:name="gr4" style:family="graphic">
      <style:graphic-properties draw:fill="solid" draw:fill-color="#ffffff" draw:stroke="none" fo:margin="1.000000000000000pt" style:wrap="biggest" style:wrap-dynamic-threshold="0.000000000000000pt" svg:fill-rule="evenodd"/>
    </style:style>
    <style:style style:name="gr5" style:family="graphic">
      <style:graphic-properties draw:fill="solid" draw:fill-color="#ffffff" draw:stroke="solid" draw:stroke-linejoin="miter" fo:margin="1.000000000000000pt" style:wrap="biggest" style:wrap-dynamic-threshold="0.000000000000000pt" svg:fill-rule="evenodd" svg:stroke-color="#ef2d28" svg:stroke-opacity="1" svg:stroke-width="1.072319980000000pt"/>
    </style:style>
    <style:style style:name="gr6" style:family="graphic">
      <style:graphic-properties draw:fill="solid" draw:fill-color="#ffffff" draw:stroke="solid" draw:stroke-linejoin="miter" fo:margin="1.000000000000000pt" style:wrap="biggest" style:wrap-dynamic-threshold="0.000000000000000pt" svg:fill-rule="evenodd" svg:stroke-color="#ef2d28" svg:stroke-opacity="1" svg:stroke-width="1.000000000000000pt"/>
    </style:style>
    <style:style style:name="gr7" style:family="graphic">
      <style:graphic-properties draw:fill="solid" draw:fill-color="#ffffff" draw:stroke="solid" draw:stroke-linejoin="miter" fo:margin="1.000000000000000pt" style:wrap="biggest" style:wrap-dynamic-threshold="0.000000000000000pt" svg:fill-rule="evenodd" svg:stroke-color="#ef2d28" svg:stroke-opacity="1" svg:stroke-width="1.033279992000000pt"/>
    </style:style>
    <style:style style:name="gr8" style:family="graphic">
      <style:graphic-properties draw:fill="none" draw:stroke="solid" draw:stroke-linejoin="miter" fo:margin="1.000000000000000pt" style:wrap="biggest" style:wrap-dynamic-threshold="0.000000000000000pt" svg:fill-rule="nonzero" svg:stroke-color="#ef2d28" svg:stroke-opacity="1" svg:stroke-width="1.424695968000000pt"/>
    </style:style>
    <style:style style:name="gr9" style:family="graphic">
      <style:graphic-properties draw:fill="none" draw:stroke="solid" draw:stroke-linejoin="miter" fo:margin="1.000000000000000pt" style:wrap="biggest" style:wrap-dynamic-threshold="0.000000000000000pt" svg:fill-rule="nonzero" svg:stroke-color="#ef2d28" svg:stroke-opacity="1" svg:stroke-width="1.903055952000000pt"/>
    </style:style>
    <style:style style:name="gr10" style:family="graphic">
      <style:graphic-properties draw:fill="none" draw:stroke="solid" draw:stroke-linejoin="miter" fo:margin="1.000000000000000pt" style:wrap="biggest" style:wrap-dynamic-threshold="0.000000000000000pt" svg:fill-rule="nonzero" svg:stroke-color="#ef2d28" svg:stroke-opacity="1" svg:stroke-width="1.527799984000000pt"/>
    </style:style>
    <style:style style:name="gr11" style:family="graphic">
      <style:graphic-properties draw:fill="none" draw:stroke="solid" draw:stroke-linejoin="miter" fo:margin="1.000000000000000pt" style:wrap="biggest" style:wrap-dynamic-threshold="0.000000000000000pt" svg:fill-rule="nonzero" svg:stroke-color="#ef2d28" svg:stroke-opacity="1" svg:stroke-width="1.000000000000000pt"/>
    </style:style>
    <style:style style:name="gr12" style:family="graphic">
      <style:graphic-properties draw:fill="solid" draw:fill-color="#ef0000" draw:stroke="solid" draw:stroke-linejoin="miter" fo:margin="1.000000000000000pt" style:wrap="biggest" style:wrap-dynamic-threshold="0.000000000000000pt" svg:fill-rule="evenodd" svg:stroke-color="#ef2d28" svg:stroke-opacity="1" svg:stroke-width="1.000000000000000pt"/>
    </style:style>
    <style:style style:name="gr13" style:family="graphic">
      <style:graphic-properties draw:fill="solid" draw:fill-color="#ffffff" draw:stroke="solid" draw:stroke-linejoin="miter" fo:margin="1.000000000000000pt" style:wrap="biggest" style:wrap-dynamic-threshold="0.000000000000000pt" svg:fill-rule="evenodd" svg:stroke-color="#ef2d28" svg:stroke-opacity="1" svg:stroke-width="3.570264056000000pt"/>
    </style:style>
    <style:style style:name="gr14" style:family="graphic">
      <style:graphic-properties draw:fill="solid" draw:fill-color="#ffffff" draw:stroke="solid" draw:stroke-linejoin="miter" fo:margin="1.000000000000000pt" style:wrap="biggest" style:wrap-dynamic-threshold="0.000000000000000pt" svg:fill-rule="evenodd" svg:stroke-color="#ef2d28" svg:stroke-opacity="1" svg:stroke-width="3.570280072000000pt"/>
    </style:style>
    <style:style style:name="gr15" style:family="graphic">
      <style:graphic-properties draw:fill="solid" draw:fill-color="#ffffff" draw:stroke="solid" draw:stroke-linejoin="miter" fo:margin="1.000000000000000pt" style:wrap="biggest" style:wrap-dynamic-threshold="0.000000000000000pt" svg:fill-rule="evenodd" svg:stroke-color="#ef2d28" svg:stroke-opacity="1" svg:stroke-width="1.034519960000000pt"/>
    </style:style>
    <style:style style:name="gr16" style:family="graphic">
      <style:graphic-properties draw:fill="solid" draw:fill-color="#ffffff" draw:stroke="solid" draw:stroke-linejoin="miter" fo:margin="1.000000000000000pt" style:wrap="biggest" style:wrap-dynamic-threshold="0.000000000000000pt" svg:fill-rule="evenodd" svg:stroke-color="#ef2d28" svg:stroke-opacity="1" svg:stroke-width="1.078190040000000pt"/>
    </style:style>
    <style:style style:name="gr17" style:family="graphic">
      <style:graphic-properties draw:fill="solid" draw:fill-color="#ffffff" draw:stroke="solid" draw:stroke-linejoin="miter" fo:margin="1.000000000000000pt" style:wrap="biggest" style:wrap-dynamic-threshold="0.000000000000000pt" svg:fill-rule="evenodd" svg:stroke-color="#ef2d28" svg:stroke-opacity="1" svg:stroke-width="0.705039976000000pt"/>
    </style:style>
    <style:style style:name="dp2" style:family="drawing-page"/>
  </office:automatic-styles>
  <office:body>
    <office:drawing>
      <draw:page draw:name="page1" draw:id="page1" draw:master-page-name="Default1" draw:style-name="dp2">
        <draw:layer-set>
          <draw:layer draw:name="g1529"/>
          <draw:layer draw:name="g1212"/>
        </draw:layer-set>
        <draw:g draw:style-name="gr1" draw:id="shape1" svg:y="-0.00000000361pt">
          <draw:rect draw:style-name="gr2" draw:id="shape2" draw:name="rect1526" draw:layer="g1212" svg:width="793.70073600000pt" svg:height="396.85036800000pt" draw:transform="matrix(0.25019699000 0.00000000000 0.00000000000 0.25019699000 0.00000000000pt 0.70922699890pt)"/>
          <draw:rect draw:style-name="gr3" draw:id="shape3" draw:name="rect1527" draw:layer="g1212" svg:width="538.58266400000pt" svg:height="133.22836000000pt" draw:transform="matrix(0.25019699000 0.00000000000 0.00000000000 0.25019699000 63.82978371688pt 66.66666530251pt)"/>
          <draw:rect draw:style-name="gr4" draw:id="shape4" draw:name="rect1528" draw:layer="g1212" svg:width="538.58266400000pt" svg:height="133.22836000000pt" draw:transform="matrix(0.25019699000 0.00000000000 0.00000000000 0.25019699000 63.82978371688pt -0.00000000361pt)"/>
          <draw:g draw:style-name="gr1" draw:id="shape5" draw:name="g1137" svg:y="22.01321433553pt">
            <draw:rect draw:style-name="gr5" draw:id="shape6" draw:name="rect1138" draw:layer="g1212" svg:width="110.55118400000pt" svg:height="68.03151840000pt" draw:transform="matrix(0.05834344000 0.00000000000 0.00000000000 0.05215807000 38.60309125917pt 22.05276291360pt)" svg:rx="9.19254640000pt" svg:ry="9.64251040000pt"/>
            <draw:rect draw:style-name="gr6" draw:id="shape7" draw:name="rect1139" draw:layer="g1212" svg:width="104.88188800000pt" svg:height="62.36220720000pt" draw:transform="matrix(0.05834344000 0.00000000000 0.00000000000 0.05215807000 38.76847414131pt 22.20060600617pt)" svg:rx="8.72113280000pt" svg:ry="8.83896480000pt"/>
            <draw:path draw:style-name="gr6" draw:id="shape8" draw:name="path1140" draw:layer="g1212" svg:width="53.77704743683pt" svg:height="48.88080405333pt" draw:transform="matrix(0.03973643343 0.00000000000 0.00000000000 0.03052316335 40.61625158517pt 23.08771124248pt)" svg:viewBox="0 0 54 49" svg:d="M25.2861 0L33.1213 0.357637L33.4774 4.99561L39.8878 9.27676L44.8739 3.92513L50.9283 8.20627L45.2301 12.8451L46.6546 19.2672L53.777 18.9104L53.777 27.4735L48.0792 27.1166L45.2301 32.4683L51.6407 38.5336L46.6546 43.5284L41.3126 38.1767L33.4774 40.3177L33.8335 48.1671L25.2861 48.8808L24.2177 41.3882L17.0949 37.4631L13.1774 42.8147L7.12285 38.8904L10.6843 32.8251L6.41056 28.9L0.356102 28.9L0 17.8399L6.05438 18.5535L10.3281 12.1314L5.34218 7.13659L11.7527 1.42813L16.3826 6.0661L24.2177 4.63878Z" koffice:nodeTypes="ccccccccccccccccccccccccccccccccc"/>
            <draw:ellipse draw:style-name="gr6" draw:id="shape9" draw:name="path1141" draw:layer="g1212" svg:width="17.67796960000pt" svg:height="15.91018064000pt" draw:transform="matrix(0.03840118546 0.00000000000 0.00000000000 0.03662769171 41.36784075061pt 23.49779502588pt)" draw:kind="full"/>
            <draw:g draw:style-name="gr1" draw:id="shape10" draw:name="g1142" svg:y="0.29835967921pt">
              <draw:path draw:style-name="gr6" draw:id="shape11" draw:name="path1143" draw:layer="g1212" svg:width="8.03518392960pt" svg:height="8.03533511111pt" draw:transform="matrix(0.05834344000 0.00000000000 0.00000000000 0.05215807000 39.09924205261pt 22.34845660951pt)" svg:viewBox="0 0 8 8" svg:d="M8.03518 0L0 8.03534" koffice:nodeTypes="cc"/>
              <draw:path draw:style-name="gr6" draw:id="shape12" draw:name="path1144" draw:layer="g1212" svg:width="8.03518392960pt" svg:height="8.03533511111pt" draw:transform="matrix(0.05834344000 0.00000000000 0.00000000000 0.05215807000 39.43000594990pt 22.34845851960pt)" svg:viewBox="0 0 8 8" svg:d="M8.03518 0L0 8.03534" koffice:nodeTypes="cc"/>
              <draw:path draw:style-name="gr6" draw:id="shape13" draw:name="path1145" draw:layer="g1212" svg:width="8.03518392960pt" svg:height="8.03533511111pt" draw:transform="matrix(0.05834344000 0.00000000000 0.00000000000 0.05215807000 39.76077264766pt 22.34846170307pt)" svg:viewBox="0 0 8 8" svg:d="M8.03518 0L0 8.03534" koffice:nodeTypes="cc"/>
              <draw:path draw:style-name="gr6" draw:id="shape14" draw:name="path1146" draw:layer="g1212" svg:width="8.03518392960pt" svg:height="8.03533511111pt" draw:transform="matrix(0.05834344000 0.00000000000 0.00000000000 0.05215807000 40.09154027892pt 22.34846170307pt)" svg:viewBox="0 0 8 8" svg:d="M8.03518 0L0 8.03534" koffice:nodeTypes="cc"/>
              <draw:path draw:style-name="gr6" draw:id="shape15" draw:name="path1147" draw:layer="g1212" svg:width="8.03518392960pt" svg:height="8.03533511111pt" draw:transform="matrix(0.05834344000 0.00000000000 0.00000000000 0.05215807000 40.42230370945pt 22.34845851960pt)" svg:viewBox="0 0 8 8" svg:d="M8.03518 0L0 8.03534" koffice:nodeTypes="cc"/>
              <draw:path draw:style-name="gr6" draw:id="shape16" draw:name="path1148" draw:layer="g1212" svg:width="8.03518392960pt" svg:height="8.03533511111pt" draw:transform="matrix(0.05834344000 0.00000000000 0.00000000000 0.05215807000 40.75307087397pt 22.34846807002pt)" svg:viewBox="0 0 8 8" svg:d="M8.03518 0L0 8.03534" koffice:nodeTypes="cc"/>
              <draw:path draw:style-name="gr6" draw:id="shape17" draw:name="path1149" draw:layer="g1212" svg:width="8.03518392960pt" svg:height="8.03533511111pt" draw:transform="matrix(0.05834344000 0.00000000000 0.00000000000 0.05215807000 41.08383570474pt 22.34846170307pt)" svg:viewBox="0 0 8 8" svg:d="M8.03518 0L0 8.03534" koffice:nodeTypes="cc"/>
              <draw:path draw:style-name="gr6" draw:id="shape18" draw:name="path1150" draw:layer="g1212" svg:width="8.03518392960pt" svg:height="8.03533511111pt" draw:transform="matrix(0.05834344000 0.00000000000 0.00000000000 0.05215807000 41.41459960202pt 22.34846488655pt)" svg:viewBox="0 0 8 8" svg:d="M8.03518 0L0 8.03534" koffice:nodeTypes="cc"/>
              <draw:path draw:style-name="gr6" draw:id="shape19" draw:name="path1151" draw:layer="g1212" svg:width="8.03518392960pt" svg:height="8.03533511111pt" draw:transform="matrix(0.05834344000 0.00000000000 0.00000000000 0.05215807000 41.74536863353pt 22.34846170307pt)" svg:viewBox="0 0 8 8" svg:d="M8.03518 0L0 8.03534" koffice:nodeTypes="cc"/>
              <draw:path draw:style-name="gr6" draw:id="shape20" draw:name="path1152" draw:layer="g1212" svg:width="8.03518392960pt" svg:height="8.03533511111pt" draw:transform="matrix(0.05834344000 0.00000000000 0.00000000000 0.05215807000 42.07613393105pt 22.34846807002pt)" svg:viewBox="0 0 8 8" svg:d="M8.03518 0L0 8.03534" koffice:nodeTypes="cc"/>
              <draw:path draw:style-name="gr6" draw:id="shape21" draw:name="path1153" draw:layer="g1212" svg:width="8.03518392960pt" svg:height="8.03533511111pt" draw:transform="matrix(0.05834344000 0.00000000000 0.00000000000 0.05215807000 42.40689782833pt 22.34847125350pt)" svg:viewBox="0 0 8 8" svg:d="M8.03518 0L0 8.03534" koffice:nodeTypes="cc"/>
              <draw:path draw:style-name="gr6" draw:id="shape22" draw:name="path1154" draw:layer="g1212" svg:width="8.03518392960pt" svg:height="8.03533511111pt" draw:transform="matrix(0.05834344000 0.00000000000 0.00000000000 0.05215807000 42.73766452610pt 22.34847443698pt)" svg:viewBox="0 0 8 8" svg:d="M8.03518 0L0 8.03534" koffice:nodeTypes="cc"/>
              <draw:path draw:style-name="gr6" draw:id="shape23" draw:name="path1155" draw:layer="g1212" svg:width="8.03518392960pt" svg:height="8.03533511111pt" draw:transform="matrix(0.05834344000 0.00000000000 0.00000000000 0.05215807000 41.41459960202pt 22.34846488655pt)" svg:viewBox="0 0 8 8" svg:d="M8.03518 0L0 8.03534" koffice:nodeTypes="cc"/>
              <draw:path draw:style-name="gr6" draw:id="shape24" draw:name="path1156" draw:layer="g1212" svg:width="8.03518392960pt" svg:height="8.03533511111pt" draw:transform="matrix(0.05834344000 0.00000000000 0.00000000000 0.05215807000 43.06843169061pt 22.34846170307pt)" svg:viewBox="0 0 8 8" svg:d="M8.03518 0L0 8.03534" koffice:nodeTypes="cc"/>
              <draw:path draw:style-name="gr6" draw:id="shape25" draw:name="path1157" draw:layer="g1212" svg:width="8.03518392960pt" svg:height="8.03533511111pt" draw:transform="matrix(0.05834344000 0.00000000000 0.00000000000 0.05215807000 43.39919558789pt 22.34846488655pt)" svg:viewBox="0 0 8 8" svg:d="M8.03518 0L0 8.03534" koffice:nodeTypes="cc"/>
              <draw:path draw:style-name="gr6" draw:id="shape26" draw:name="path1158" draw:layer="g1212" svg:width="8.03518392960pt" svg:height="8.03533511111pt" draw:transform="matrix(0.05834344000 0.00000000000 0.00000000000 0.05215807000 43.72996228566pt 22.34846807002pt)" svg:viewBox="0 0 8 8" svg:d="M8.03518 0L0 8.03534" koffice:nodeTypes="cc"/>
              <draw:path draw:style-name="gr6" draw:id="shape27" draw:name="path1159" draw:layer="g1212" svg:width="8.03518392960pt" svg:height="8.03533511111pt" draw:transform="matrix(0.05834344000 0.00000000000 0.00000000000 0.05215807000 44.06073085041pt 22.34845851960pt)" svg:viewBox="0 0 8 8" svg:d="M8.03518 0L0 8.03534" koffice:nodeTypes="cc"/>
              <draw:path draw:style-name="gr6" draw:id="shape28" draw:name="path1160" draw:layer="g1212" svg:width="8.03518392960pt" svg:height="8.03533511111pt" draw:transform="matrix(-0.05834344000 0.00000000000 0.00000000000 0.05215807000 44.55687879670pt 22.34845533612pt)" svg:viewBox="0 0 8 8" svg:d="M8.03518 0L0 8.03534" koffice:nodeTypes="cc"/>
              <draw:path draw:style-name="gr6" draw:id="shape29" draw:name="path1161" draw:layer="g1212" svg:width="8.03518392960pt" svg:height="8.03533511111pt" draw:transform="matrix(-0.05834344000 0.00000000000 0.00000000000 0.05215807000 44.22611349917pt 22.34845851960pt)" svg:viewBox="0 0 8 8" svg:d="M8.03518 0L0 8.03534" koffice:nodeTypes="cc"/>
              <draw:path draw:style-name="gr6" draw:id="shape30" draw:name="path1162" draw:layer="g1212" svg:width="8.03518392960pt" svg:height="8.03533511111pt" draw:transform="matrix(-0.05834344000 0.00000000000 0.00000000000 0.05215807000 43.89534820165pt 22.34846170307pt)" svg:viewBox="0 0 8 8" svg:d="M8.03518 0L0 8.03534" koffice:nodeTypes="cc"/>
              <draw:path draw:style-name="gr6" draw:id="shape31" draw:name="path1163" draw:layer="g1212" svg:width="8.03518392960pt" svg:height="8.03533511111pt" draw:transform="matrix(-0.05834344000 0.00000000000 0.00000000000 0.05215807000 43.56457823665pt 22.34846170307pt)" svg:viewBox="0 0 8 8" svg:d="M8.03518 0L0 8.03534" koffice:nodeTypes="cc"/>
              <draw:path draw:style-name="gr6" draw:id="shape32" draw:name="path1164" draw:layer="g1212" svg:width="8.03518392960pt" svg:height="8.03533511111pt" draw:transform="matrix(-0.05834344000 0.00000000000 0.00000000000 0.05215807000 43.23381760660pt 22.34845851960pt)" svg:viewBox="0 0 8 8" svg:d="M8.03518 0L0 8.03534" koffice:nodeTypes="cc"/>
              <draw:path draw:style-name="gr6" draw:id="shape33" draw:name="path1165" draw:layer="g1212" svg:width="8.03518392960pt" svg:height="8.03533511111pt" draw:transform="matrix(-0.05834344000 0.00000000000 0.00000000000 0.05215807000 42.90305230908pt 22.34846807002pt)" svg:viewBox="0 0 8 8" svg:d="M8.03518 0L0 8.03534" koffice:nodeTypes="cc"/>
              <draw:path draw:style-name="gr6" draw:id="shape34" draw:name="path1166" draw:layer="g1212" svg:width="8.03518392960pt" svg:height="8.03533511111pt" draw:transform="matrix(-0.05834344000 0.00000000000 0.00000000000 0.05215807000 42.57228234408pt 22.34846170307pt)" svg:viewBox="0 0 8 8" svg:d="M8.03518 0L0 8.03534" koffice:nodeTypes="cc"/>
              <draw:path draw:style-name="gr6" draw:id="shape35" draw:name="path1167" draw:layer="g1212" svg:width="8.03518392960pt" svg:height="8.03533511111pt" draw:transform="matrix(-0.05834344000 0.00000000000 0.00000000000 0.05215807000 42.24152171404pt 22.34846488655pt)" svg:viewBox="0 0 8 8" svg:d="M8.03518 0L0 8.03534" koffice:nodeTypes="cc"/>
              <draw:path draw:style-name="gr6" draw:id="shape36" draw:name="path1168" draw:layer="g1212" svg:width="8.03518392960pt" svg:height="8.03533511111pt" draw:transform="matrix(-0.05834344000 0.00000000000 0.00000000000 0.05215807000 41.91075174904pt 22.34846170307pt)" svg:viewBox="0 0 8 8" svg:d="M8.03518 0L0 8.03534" koffice:nodeTypes="cc"/>
              <draw:path draw:style-name="gr6" draw:id="shape37" draw:name="path1169" draw:layer="g1212" svg:width="8.03518392960pt" svg:height="8.03533511111pt" draw:transform="matrix(-0.05834344000 0.00000000000 0.00000000000 0.05215807000 41.57998645151pt 22.34846807002pt)" svg:viewBox="0 0 8 8" svg:d="M8.03518 0L0 8.03534" koffice:nodeTypes="cc"/>
              <draw:path draw:style-name="gr6" draw:id="shape38" draw:name="path1170" draw:layer="g1212" svg:width="8.03518392960pt" svg:height="8.03533511111pt" draw:transform="matrix(-0.05834344000 0.00000000000 0.00000000000 0.05215807000 41.24922115399pt 22.34847125350pt)" svg:viewBox="0 0 8 8" svg:d="M8.03518 0L0 8.03534" koffice:nodeTypes="cc"/>
              <draw:path draw:style-name="gr6" draw:id="shape39" draw:name="path1171" draw:layer="g1212" svg:width="8.03518392960pt" svg:height="8.03533511111pt" draw:transform="matrix(-0.05834344000 0.00000000000 0.00000000000 0.05215807000 40.91845585647pt 22.34847443698pt)" svg:viewBox="0 0 8 8" svg:d="M8.03518 0L0 8.03534" koffice:nodeTypes="cc"/>
              <draw:path draw:style-name="gr6" draw:id="shape40" draw:name="path1172" draw:layer="g1212" svg:width="8.03518392960pt" svg:height="8.03533511111pt" draw:transform="matrix(-0.05834344000 0.00000000000 0.00000000000 0.05215807000 42.24152171404pt 22.34846488655pt)" svg:viewBox="0 0 8 8" svg:d="M8.03518 0L0 8.03534" koffice:nodeTypes="cc"/>
              <draw:path draw:style-name="gr6" draw:id="shape41" draw:name="path1173" draw:layer="g1212" svg:width="8.03518392960pt" svg:height="8.03533511111pt" draw:transform="matrix(-0.05834344000 0.00000000000 0.00000000000 0.05215807000 40.58768869195pt 22.34846170307pt)" svg:viewBox="0 0 8 8" svg:d="M8.03518 0L0 8.03534" koffice:nodeTypes="cc"/>
              <draw:path draw:style-name="gr6" draw:id="shape42" draw:name="path1174" draw:layer="g1212" svg:width="8.03518392960pt" svg:height="8.03533511111pt" draw:transform="matrix(-0.05834344000 0.00000000000 0.00000000000 0.05215807000 40.25692479467pt 22.34846488655pt)" svg:viewBox="0 0 8 8" svg:d="M8.03518 0L0 8.03534" koffice:nodeTypes="cc"/>
              <draw:path draw:style-name="gr6" draw:id="shape43" draw:name="path1175" draw:layer="g1212" svg:width="8.03518392960pt" svg:height="8.03533511111pt" draw:transform="matrix(-0.05834344000 0.00000000000 0.00000000000 0.05215807000 39.92615809691pt 22.34846807002pt)" svg:viewBox="0 0 8 8" svg:d="M8.03518 0L0 8.03534" koffice:nodeTypes="cc"/>
              <draw:path draw:style-name="gr6" draw:id="shape44" draw:name="path1176" draw:layer="g1212" svg:width="8.03518392960pt" svg:height="8.03533511111pt" draw:transform="matrix(-0.05834344000 0.00000000000 0.00000000000 0.05215807000 39.59538953215pt 22.34845851960pt)" svg:viewBox="0 0 8 8" svg:d="M8.03518 0L0 8.03534" koffice:nodeTypes="cc"/>
            </draw:g>
            <draw:g draw:style-name="gr1" draw:id="shape45" draw:name="g1177" svg:y="2.81178572027pt">
              <draw:path draw:style-name="gr6" draw:id="shape46" draw:name="path1178" draw:layer="g1212" svg:width="8.03518392960pt" svg:height="8.03533511111pt" draw:transform="matrix(0.05834344000 0.00000000000 0.00000000000 0.05215807000 39.09924038340pt 24.86188265057pt)" svg:viewBox="0 0 8 8" svg:d="M8.03518 0L0 8.03534" koffice:nodeTypes="cc"/>
              <draw:path draw:style-name="gr6" draw:id="shape47" draw:name="path1179" draw:layer="g1212" svg:width="8.03518392960pt" svg:height="8.03533511111pt" draw:transform="matrix(0.05834344000 0.00000000000 0.00000000000 0.05215807000 39.43000428068pt 24.86188456066pt)" svg:viewBox="0 0 8 8" svg:d="M8.03518 0L0 8.03534" koffice:nodeTypes="cc"/>
              <draw:path draw:style-name="gr6" draw:id="shape48" draw:name="path1180" draw:layer="g1212" svg:width="8.03518392960pt" svg:height="8.03533511111pt" draw:transform="matrix(0.05834344000 0.00000000000 0.00000000000 0.05215807000 39.76077097844pt 24.86188774413pt)" svg:viewBox="0 0 8 8" svg:d="M8.03518 0L0 8.03534" koffice:nodeTypes="cc"/>
              <draw:path draw:style-name="gr6" draw:id="shape49" draw:name="path1181" draw:layer="g1212" svg:width="8.03518392960pt" svg:height="8.03533511111pt" draw:transform="matrix(0.05834344000 0.00000000000 0.00000000000 0.05215807000 40.09153860970pt 24.86188774413pt)" svg:viewBox="0 0 8 8" svg:d="M8.03518 0L0 8.03534" koffice:nodeTypes="cc"/>
              <draw:path draw:style-name="gr6" draw:id="shape50" draw:name="path1182" draw:layer="g1212" svg:width="8.03518392960pt" svg:height="8.03533511111pt" draw:transform="matrix(0.05834344000 0.00000000000 0.00000000000 0.05215807000 40.42230204024pt 24.86188456066pt)" svg:viewBox="0 0 8 8" svg:d="M8.03518 0L0 8.03534" koffice:nodeTypes="cc"/>
              <draw:path draw:style-name="gr6" draw:id="shape51" draw:name="path1183" draw:layer="g1212" svg:width="8.03518392960pt" svg:height="8.03533511111pt" draw:transform="matrix(0.05834344000 0.00000000000 0.00000000000 0.05215807000 40.75306920475pt 24.86189411108pt)" svg:viewBox="0 0 8 8" svg:d="M8.03518 0L0 8.03534" koffice:nodeTypes="cc"/>
              <draw:path draw:style-name="gr6" draw:id="shape52" draw:name="path1184" draw:layer="g1212" svg:width="8.03518392960pt" svg:height="8.03533511111pt" draw:transform="matrix(0.05834344000 0.00000000000 0.00000000000 0.05215807000 41.08383403552pt 24.86188774413pt)" svg:viewBox="0 0 8 8" svg:d="M8.03518 0L0 8.03534" koffice:nodeTypes="cc"/>
              <draw:path draw:style-name="gr6" draw:id="shape53" draw:name="path1185" draw:layer="g1212" svg:width="8.03518392960pt" svg:height="8.03533511111pt" draw:transform="matrix(0.05834344000 0.00000000000 0.00000000000 0.05215807000 41.41459793280pt 24.86189092761pt)" svg:viewBox="0 0 8 8" svg:d="M8.03518 0L0 8.03534" koffice:nodeTypes="cc"/>
              <draw:path draw:style-name="gr6" draw:id="shape54" draw:name="path1186" draw:layer="g1212" svg:width="8.03518392960pt" svg:height="8.03533511111pt" draw:transform="matrix(0.05834344000 0.00000000000 0.00000000000 0.05215807000 41.74536696431pt 24.86188774413pt)" svg:viewBox="0 0 8 8" svg:d="M8.03518 0L0 8.03534" koffice:nodeTypes="cc"/>
              <draw:path draw:style-name="gr6" draw:id="shape55" draw:name="path1187" draw:layer="g1212" svg:width="8.03518392960pt" svg:height="8.03533511111pt" draw:transform="matrix(0.05834344000 0.00000000000 0.00000000000 0.05215807000 42.07613226183pt 24.86189411108pt)" svg:viewBox="0 0 8 8" svg:d="M8.03518 0L0 8.03534" koffice:nodeTypes="cc"/>
              <draw:path draw:style-name="gr6" draw:id="shape56" draw:name="path1188" draw:layer="g1212" svg:width="8.03518392960pt" svg:height="8.03533511111pt" draw:transform="matrix(0.05834344000 0.00000000000 0.00000000000 0.05215807000 42.40689615911pt 24.86189729456pt)" svg:viewBox="0 0 8 8" svg:d="M8.03518 0L0 8.03534" koffice:nodeTypes="cc"/>
              <draw:path draw:style-name="gr6" draw:id="shape57" draw:name="path1189" draw:layer="g1212" svg:width="8.03518392960pt" svg:height="8.03533511111pt" draw:transform="matrix(0.05834344000 0.00000000000 0.00000000000 0.05215807000 42.73766285688pt 24.86190047804pt)" svg:viewBox="0 0 8 8" svg:d="M8.03518 0L0 8.03534" koffice:nodeTypes="cc"/>
              <draw:path draw:style-name="gr6" draw:id="shape58" draw:name="path1190" draw:layer="g1212" svg:width="8.03518392960pt" svg:height="8.03533511111pt" draw:transform="matrix(0.05834344000 0.00000000000 0.00000000000 0.05215807000 41.41459793280pt 24.86189092761pt)" svg:viewBox="0 0 8 8" svg:d="M8.03518 0L0 8.03534" koffice:nodeTypes="cc"/>
              <draw:path draw:style-name="gr6" draw:id="shape59" draw:name="path1191" draw:layer="g1212" svg:width="8.03518392960pt" svg:height="8.03533511111pt" draw:transform="matrix(0.05834344000 0.00000000000 0.00000000000 0.05215807000 43.06843002139pt 24.86188774413pt)" svg:viewBox="0 0 8 8" svg:d="M8.03518 0L0 8.03534" koffice:nodeTypes="cc"/>
              <draw:path draw:style-name="gr6" draw:id="shape60" draw:name="path1192" draw:layer="g1212" svg:width="8.03518392960pt" svg:height="8.03533511111pt" draw:transform="matrix(0.05834344000 0.00000000000 0.00000000000 0.05215807000 43.39919391867pt 24.86189092761pt)" svg:viewBox="0 0 8 8" svg:d="M8.03518 0L0 8.03534" koffice:nodeTypes="cc"/>
              <draw:path draw:style-name="gr6" draw:id="shape61" draw:name="path1193" draw:layer="g1212" svg:width="8.03518392960pt" svg:height="8.03533511111pt" draw:transform="matrix(0.05834344000 0.00000000000 0.00000000000 0.05215807000 43.72996061644pt 24.86189411108pt)" svg:viewBox="0 0 8 8" svg:d="M8.03518 0L0 8.03534" koffice:nodeTypes="cc"/>
              <draw:path draw:style-name="gr6" draw:id="shape62" draw:name="path1194" draw:layer="g1212" svg:width="8.03518392960pt" svg:height="8.03533511111pt" draw:transform="matrix(0.05834344000 0.00000000000 0.00000000000 0.05215807000 44.06072918119pt 24.86188456066pt)" svg:viewBox="0 0 8 8" svg:d="M8.03518 0L0 8.03534" koffice:nodeTypes="cc"/>
              <draw:path draw:style-name="gr6" draw:id="shape63" draw:name="path1195" draw:layer="g1212" svg:width="8.03518392960pt" svg:height="8.03533511111pt" draw:transform="matrix(-0.05834344000 0.00000000000 0.00000000000 0.05215807000 44.55687712748pt 24.86188137718pt)" svg:viewBox="0 0 8 8" svg:d="M8.03518 0L0 8.03534" koffice:nodeTypes="cc"/>
              <draw:path draw:style-name="gr6" draw:id="shape64" draw:name="path1196" draw:layer="g1212" svg:width="8.03518392960pt" svg:height="8.03533511111pt" draw:transform="matrix(-0.05834344000 0.00000000000 0.00000000000 0.05215807000 44.22611182996pt 24.86188456066pt)" svg:viewBox="0 0 8 8" svg:d="M8.03518 0L0 8.03534" koffice:nodeTypes="cc"/>
              <draw:path draw:style-name="gr6" draw:id="shape65" draw:name="path1197" draw:layer="g1212" svg:width="8.03518392960pt" svg:height="8.03533511111pt" draw:transform="matrix(-0.05834344000 0.00000000000 0.00000000000 0.05215807000 43.89534653243pt 24.86188774413pt)" svg:viewBox="0 0 8 8" svg:d="M8.03518 0L0 8.03534" koffice:nodeTypes="cc"/>
              <draw:path draw:style-name="gr6" draw:id="shape66" draw:name="path1198" draw:layer="g1212" svg:width="8.03518392960pt" svg:height="8.03533511111pt" draw:transform="matrix(-0.05834344000 0.00000000000 0.00000000000 0.05215807000 43.56457656743pt 24.86188774413pt)" svg:viewBox="0 0 8 8" svg:d="M8.03518 0L0 8.03534" koffice:nodeTypes="cc"/>
              <draw:path draw:style-name="gr6" draw:id="shape67" draw:name="path1199" draw:layer="g1212" svg:width="8.03518392960pt" svg:height="8.03533511111pt" draw:transform="matrix(-0.05834344000 0.00000000000 0.00000000000 0.05215807000 43.23381593739pt 24.86188456066pt)" svg:viewBox="0 0 8 8" svg:d="M8.03518 0L0 8.03534" koffice:nodeTypes="cc"/>
              <draw:path draw:style-name="gr6" draw:id="shape68" draw:name="path1200" draw:layer="g1212" svg:width="8.03518392960pt" svg:height="8.03533511111pt" draw:transform="matrix(-0.05834344000 0.00000000000 0.00000000000 0.05215807000 42.90305063986pt 24.86189411108pt)" svg:viewBox="0 0 8 8" svg:d="M8.03518 0L0 8.03534" koffice:nodeTypes="cc"/>
              <draw:path draw:style-name="gr6" draw:id="shape69" draw:name="path1201" draw:layer="g1212" svg:width="8.03518392960pt" svg:height="8.03533511111pt" draw:transform="matrix(-0.05834344000 0.00000000000 0.00000000000 0.05215807000 42.57228067486pt 24.86188774413pt)" svg:viewBox="0 0 8 8" svg:d="M8.03518 0L0 8.03534" koffice:nodeTypes="cc"/>
              <draw:path draw:style-name="gr6" draw:id="shape70" draw:name="path1202" draw:layer="g1212" svg:width="8.03518392960pt" svg:height="8.03533511111pt" draw:transform="matrix(-0.05834344000 0.00000000000 0.00000000000 0.05215807000 42.24152004482pt 24.86189092761pt)" svg:viewBox="0 0 8 8" svg:d="M8.03518 0L0 8.03534" koffice:nodeTypes="cc"/>
              <draw:path draw:style-name="gr6" draw:id="shape71" draw:name="path1203" draw:layer="g1212" svg:width="8.03518392960pt" svg:height="8.03533511111pt" draw:transform="matrix(-0.05834344000 0.00000000000 0.00000000000 0.05215807000 41.91075007982pt 24.86188774413pt)" svg:viewBox="0 0 8 8" svg:d="M8.03518 0L0 8.03534" koffice:nodeTypes="cc"/>
              <draw:path draw:style-name="gr6" draw:id="shape72" draw:name="path1204" draw:layer="g1212" svg:width="8.03518392960pt" svg:height="8.03533511111pt" draw:transform="matrix(-0.05834344000 0.00000000000 0.00000000000 0.05215807000 41.57998478229pt 24.86189411108pt)" svg:viewBox="0 0 8 8" svg:d="M8.03518 0L0 8.03534" koffice:nodeTypes="cc"/>
              <draw:path draw:style-name="gr6" draw:id="shape73" draw:name="path1205" draw:layer="g1212" svg:width="8.03518392960pt" svg:height="8.03533511111pt" draw:transform="matrix(-0.05834344000 0.00000000000 0.00000000000 0.05215807000 41.24921948477pt 24.86189729456pt)" svg:viewBox="0 0 8 8" svg:d="M8.03518 0L0 8.03534" koffice:nodeTypes="cc"/>
              <draw:path draw:style-name="gr6" draw:id="shape74" draw:name="path1206" draw:layer="g1212" svg:width="8.03518392960pt" svg:height="8.03533511111pt" draw:transform="matrix(-0.05834344000 0.00000000000 0.00000000000 0.05215807000 40.91845418725pt 24.86190047804pt)" svg:viewBox="0 0 8 8" svg:d="M8.03518 0L0 8.03534" koffice:nodeTypes="cc"/>
              <draw:path draw:style-name="gr6" draw:id="shape75" draw:name="path1207" draw:layer="g1212" svg:width="8.03518392960pt" svg:height="8.03533511111pt" draw:transform="matrix(-0.05834344000 0.00000000000 0.00000000000 0.05215807000 42.24152004482pt 24.86189092761pt)" svg:viewBox="0 0 8 8" svg:d="M8.03518 0L0 8.03534" koffice:nodeTypes="cc"/>
              <draw:path draw:style-name="gr6" draw:id="shape76" draw:name="path1208" draw:layer="g1212" svg:width="8.03518392960pt" svg:height="8.03533511111pt" draw:transform="matrix(-0.05834344000 0.00000000000 0.00000000000 0.05215807000 40.58768702273pt 24.86188774413pt)" svg:viewBox="0 0 8 8" svg:d="M8.03518 0L0 8.03534" koffice:nodeTypes="cc"/>
              <draw:path draw:style-name="gr6" draw:id="shape77" draw:name="path1209" draw:layer="g1212" svg:width="8.03518392960pt" svg:height="8.03533511111pt" draw:transform="matrix(-0.05834344000 0.00000000000 0.00000000000 0.05215807000 40.25692312545pt 24.86189092761pt)" svg:viewBox="0 0 8 8" svg:d="M8.03518 0L0 8.03534" koffice:nodeTypes="cc"/>
              <draw:path draw:style-name="gr6" draw:id="shape78" draw:name="path1210" draw:layer="g1212" svg:width="8.03518392960pt" svg:height="8.03533511111pt" draw:transform="matrix(-0.05834344000 0.00000000000 0.00000000000 0.05215807000 39.92615642769pt 24.86189411108pt)" svg:viewBox="0 0 8 8" svg:d="M8.03518 0L0 8.03534" koffice:nodeTypes="cc"/>
              <draw:path draw:style-name="gr6" draw:id="shape79" draw:name="path1211" draw:layer="g1212" svg:width="8.03518392960pt" svg:height="8.03533511111pt" draw:transform="matrix(-0.05834344000 0.00000000000 0.00000000000 0.05215807000 39.59538786293pt 24.86188456066pt)" svg:viewBox="0 0 8 8" svg:d="M8.03518 0L0 8.03534" koffice:nodeTypes="cc"/>
            </draw:g>
          </draw:g>
          <draw:g draw:style-name="gr1" draw:id="shape80" draw:name="g1062" svg:y="21.86536861418pt">
            <draw:rect draw:style-name="gr5" draw:id="shape81" draw:name="rect1061" draw:layer="g1212" svg:width="110.55118400000pt" svg:height="68.03151840000pt" draw:transform="matrix(0.05834344000 0.00000000000 0.00000000000 0.05215807000 16.93792226412pt 21.90491719225pt)" svg:rx="9.19254640000pt" svg:ry="9.64251040000pt"/>
            <draw:rect draw:style-name="gr6" draw:id="shape82" draw:name="rect936" draw:layer="g1212" svg:width="104.88188800000pt" svg:height="62.36220720000pt" draw:transform="matrix(0.05834344000 0.00000000000 0.00000000000 0.05215807000 17.10330514626pt 22.05276028483pt)" svg:rx="8.72113280000pt" svg:ry="8.83896480000pt"/>
            <draw:path draw:style-name="gr6" draw:id="shape83" draw:name="path934" draw:layer="g1212" svg:width="53.77704743683pt" svg:height="48.88080405333pt" draw:transform="matrix(0.03973643343 0.00000000000 0.00000000000 0.03052316335 18.95108259013pt 22.93986552113pt)" svg:viewBox="0 0 54 49" svg:d="M25.2861 0L33.1213 0.357637L33.4774 4.99561L39.8878 9.27676L44.8739 3.92513L50.9283 8.20627L45.2301 12.8451L46.6546 19.2672L53.777 18.9104L53.777 27.4735L48.0792 27.1166L45.2301 32.4683L51.6407 38.5336L46.6546 43.5284L41.3126 38.1767L33.4774 40.3177L33.8335 48.1671L25.2861 48.8808L24.2177 41.3882L17.0949 37.4631L13.1774 42.8147L7.12285 38.8904L10.6843 32.8251L6.41056 28.9L0.356102 28.9L0 17.8399L6.05438 18.5535L10.3281 12.1314L5.34218 7.13659L11.7527 1.42813L16.3826 6.0661L24.2177 4.63878Z" koffice:nodeTypes="ccccccccccccccccccccccccccccccccc"/>
            <draw:ellipse draw:style-name="gr6" draw:id="shape84" draw:name="path935" draw:layer="g1212" svg:width="17.67796960000pt" svg:height="15.91018064000pt" draw:transform="matrix(0.03840118546 0.00000000000 0.00000000000 0.03662769171 19.70267175556pt 23.34994930453pt)" draw:kind="full"/>
            <draw:g draw:style-name="gr1" draw:id="shape85" draw:name="g991" svg:y="0.29835967922pt">
              <draw:path draw:style-name="gr6" draw:id="shape86" draw:name="path938" draw:layer="g1212" svg:width="8.03518392960pt" svg:height="8.03533511111pt" draw:transform="matrix(0.05834344000 0.00000000000 0.00000000000 0.05215807000 17.43407305757pt 22.20061088817pt)" svg:viewBox="0 0 8 8" svg:d="M8.03518 0L0 8.03534" koffice:nodeTypes="cc"/>
              <draw:path draw:style-name="gr6" draw:id="shape87" draw:name="path939" draw:layer="g1212" svg:width="8.03518392960pt" svg:height="8.03533511111pt" draw:transform="matrix(0.05834344000 0.00000000000 0.00000000000 0.05215807000 17.76483695485pt 22.20061279825pt)" svg:viewBox="0 0 8 8" svg:d="M8.03518 0L0 8.03534" koffice:nodeTypes="cc"/>
              <draw:path draw:style-name="gr6" draw:id="shape88" draw:name="path940" draw:layer="g1212" svg:width="8.03518392960pt" svg:height="8.03533511111pt" draw:transform="matrix(0.05834344000 0.00000000000 0.00000000000 0.05215807000 18.09560365261pt 22.20061598173pt)" svg:viewBox="0 0 8 8" svg:d="M8.03518 0L0 8.03534" koffice:nodeTypes="cc"/>
              <draw:path draw:style-name="gr6" draw:id="shape89" draw:name="path941" draw:layer="g1212" svg:width="8.03518392960pt" svg:height="8.03533511111pt" draw:transform="matrix(0.05834344000 0.00000000000 0.00000000000 0.05215807000 18.42637128388pt 22.20061598173pt)" svg:viewBox="0 0 8 8" svg:d="M8.03518 0L0 8.03534" koffice:nodeTypes="cc"/>
              <draw:path draw:style-name="gr6" draw:id="shape90" draw:name="path942" draw:layer="g1212" svg:width="8.03518392960pt" svg:height="8.03533511111pt" draw:transform="matrix(0.05834344000 0.00000000000 0.00000000000 0.05215807000 18.75713471441pt 22.20061279825pt)" svg:viewBox="0 0 8 8" svg:d="M8.03518 0L0 8.03534" koffice:nodeTypes="cc"/>
              <draw:path draw:style-name="gr6" draw:id="shape91" draw:name="path943" draw:layer="g1212" svg:width="8.03518392960pt" svg:height="8.03533511111pt" draw:transform="matrix(0.05834344000 0.00000000000 0.00000000000 0.05215807000 19.08790187892pt 22.20062234868pt)" svg:viewBox="0 0 8 8" svg:d="M8.03518 0L0 8.03534" koffice:nodeTypes="cc"/>
              <draw:path draw:style-name="gr6" draw:id="shape92" draw:name="path950" draw:layer="g1212" svg:width="8.03518392960pt" svg:height="8.03533511111pt" draw:transform="matrix(0.05834344000 0.00000000000 0.00000000000 0.05215807000 19.41866670970pt 22.20061598173pt)" svg:viewBox="0 0 8 8" svg:d="M8.03518 0L0 8.03534" koffice:nodeTypes="cc"/>
              <draw:path draw:style-name="gr6" draw:id="shape93" draw:name="path951" draw:layer="g1212" svg:width="8.03518392960pt" svg:height="8.03533511111pt" draw:transform="matrix(0.05834344000 0.00000000000 0.00000000000 0.05215807000 19.74943060698pt 22.20061916521pt)" svg:viewBox="0 0 8 8" svg:d="M8.03518 0L0 8.03534" koffice:nodeTypes="cc"/>
              <draw:path draw:style-name="gr6" draw:id="shape94" draw:name="path952" draw:layer="g1212" svg:width="8.03518392960pt" svg:height="8.03533511111pt" draw:transform="matrix(0.05834344000 0.00000000000 0.00000000000 0.05215807000 20.08019963848pt 22.20061598173pt)" svg:viewBox="0 0 8 8" svg:d="M8.03518 0L0 8.03534" koffice:nodeTypes="cc"/>
              <draw:path draw:style-name="gr6" draw:id="shape95" draw:name="path953" draw:layer="g1212" svg:width="8.03518392960pt" svg:height="8.03533511111pt" draw:transform="matrix(0.05834344000 0.00000000000 0.00000000000 0.05215807000 20.41096493600pt 22.20062234868pt)" svg:viewBox="0 0 8 8" svg:d="M8.03518 0L0 8.03534" koffice:nodeTypes="cc"/>
              <draw:path draw:style-name="gr6" draw:id="shape96" draw:name="path954" draw:layer="g1212" svg:width="8.03518392960pt" svg:height="8.03533511111pt" draw:transform="matrix(0.05834344000 0.00000000000 0.00000000000 0.05215807000 20.74172883329pt 22.20062553216pt)" svg:viewBox="0 0 8 8" svg:d="M8.03518 0L0 8.03534" koffice:nodeTypes="cc"/>
              <draw:path draw:style-name="gr6" draw:id="shape97" draw:name="path955" draw:layer="g1212" svg:width="8.03518392960pt" svg:height="8.03533511111pt" draw:transform="matrix(0.05834344000 0.00000000000 0.00000000000 0.05215807000 21.07249553105pt 22.20062871563pt)" svg:viewBox="0 0 8 8" svg:d="M8.03518 0L0 8.03534" koffice:nodeTypes="cc"/>
              <draw:path draw:style-name="gr6" draw:id="shape98" draw:name="path957" draw:layer="g1212" svg:width="8.03518392960pt" svg:height="8.03533511111pt" draw:transform="matrix(0.05834344000 0.00000000000 0.00000000000 0.05215807000 19.74943060698pt 22.20061916521pt)" svg:viewBox="0 0 8 8" svg:d="M8.03518 0L0 8.03534" koffice:nodeTypes="cc"/>
              <draw:path draw:style-name="gr6" draw:id="shape99" draw:name="path962" draw:layer="g1212" svg:width="8.03518392960pt" svg:height="8.03533511111pt" draw:transform="matrix(0.05834344000 0.00000000000 0.00000000000 0.05215807000 21.40326269556pt 22.20061598173pt)" svg:viewBox="0 0 8 8" svg:d="M8.03518 0L0 8.03534" koffice:nodeTypes="cc"/>
              <draw:path draw:style-name="gr6" draw:id="shape100" draw:name="path963" draw:layer="g1212" svg:width="8.03518392960pt" svg:height="8.03533511111pt" draw:transform="matrix(0.05834344000 0.00000000000 0.00000000000 0.05215807000 21.73402659284pt 22.20061916521pt)" svg:viewBox="0 0 8 8" svg:d="M8.03518 0L0 8.03534" koffice:nodeTypes="cc"/>
              <draw:path draw:style-name="gr6" draw:id="shape101" draw:name="path964" draw:layer="g1212" svg:width="8.03518392960pt" svg:height="8.03533511111pt" draw:transform="matrix(0.05834344000 0.00000000000 0.00000000000 0.05215807000 22.06479329061pt 22.20062234868pt)" svg:viewBox="0 0 8 8" svg:d="M8.03518 0L0 8.03534" koffice:nodeTypes="cc"/>
              <draw:path draw:style-name="gr6" draw:id="shape102" draw:name="path965" draw:layer="g1212" svg:width="8.03518392960pt" svg:height="8.03533511111pt" draw:transform="matrix(0.05834344000 0.00000000000 0.00000000000 0.05215807000 22.39556185537pt 22.20061279825pt)" svg:viewBox="0 0 8 8" svg:d="M8.03518 0L0 8.03534" koffice:nodeTypes="cc"/>
              <draw:path draw:style-name="gr6" draw:id="shape103" draw:name="path974" draw:layer="g1212" svg:width="8.03518392960pt" svg:height="8.03533511111pt" draw:transform="matrix(-0.05834344000 0.00000000000 0.00000000000 0.05215807000 22.89170980165pt 22.20060961478pt)" svg:viewBox="0 0 8 8" svg:d="M8.03518 0L0 8.03534" koffice:nodeTypes="cc"/>
              <draw:path draw:style-name="gr6" draw:id="shape104" draw:name="path975" draw:layer="g1212" svg:width="8.03518392960pt" svg:height="8.03533511111pt" draw:transform="matrix(-0.05834344000 0.00000000000 0.00000000000 0.05215807000 22.56094450413pt 22.20061279825pt)" svg:viewBox="0 0 8 8" svg:d="M8.03518 0L0 8.03534" koffice:nodeTypes="cc"/>
              <draw:path draw:style-name="gr6" draw:id="shape105" draw:name="path976" draw:layer="g1212" svg:width="8.03518392960pt" svg:height="8.03533511111pt" draw:transform="matrix(-0.05834344000 0.00000000000 0.00000000000 0.05215807000 22.23017920660pt 22.20061598173pt)" svg:viewBox="0 0 8 8" svg:d="M8.03518 0L0 8.03534" koffice:nodeTypes="cc"/>
              <draw:path draw:style-name="gr6" draw:id="shape106" draw:name="path977" draw:layer="g1212" svg:width="8.03518392960pt" svg:height="8.03533511111pt" draw:transform="matrix(-0.05834344000 0.00000000000 0.00000000000 0.05215807000 21.89940924161pt 22.20061598173pt)" svg:viewBox="0 0 8 8" svg:d="M8.03518 0L0 8.03534" koffice:nodeTypes="cc"/>
              <draw:path draw:style-name="gr6" draw:id="shape107" draw:name="path978" draw:layer="g1212" svg:width="8.03518392960pt" svg:height="8.03533511111pt" draw:transform="matrix(-0.05834344000 0.00000000000 0.00000000000 0.05215807000 21.56864861156pt 22.20061279825pt)" svg:viewBox="0 0 8 8" svg:d="M8.03518 0L0 8.03534" koffice:nodeTypes="cc"/>
              <draw:path draw:style-name="gr6" draw:id="shape108" draw:name="path979" draw:layer="g1212" svg:width="8.03518392960pt" svg:height="8.03533511111pt" draw:transform="matrix(-0.05834344000 0.00000000000 0.00000000000 0.05215807000 21.23788331404pt 22.20062234868pt)" svg:viewBox="0 0 8 8" svg:d="M8.03518 0L0 8.03534" koffice:nodeTypes="cc"/>
              <draw:path draw:style-name="gr6" draw:id="shape109" draw:name="path980" draw:layer="g1212" svg:width="8.03518392960pt" svg:height="8.03533511111pt" draw:transform="matrix(-0.05834344000 0.00000000000 0.00000000000 0.05215807000 20.90711334904pt 22.20061598173pt)" svg:viewBox="0 0 8 8" svg:d="M8.03518 0L0 8.03534" koffice:nodeTypes="cc"/>
              <draw:path draw:style-name="gr6" draw:id="shape110" draw:name="path981" draw:layer="g1212" svg:width="8.03518392960pt" svg:height="8.03533511111pt" draw:transform="matrix(-0.05834344000 0.00000000000 0.00000000000 0.05215807000 20.57635271899pt 22.20061916521pt)" svg:viewBox="0 0 8 8" svg:d="M8.03518 0L0 8.03534" koffice:nodeTypes="cc"/>
              <draw:path draw:style-name="gr6" draw:id="shape111" draw:name="path982" draw:layer="g1212" svg:width="8.03518392960pt" svg:height="8.03533511111pt" draw:transform="matrix(-0.05834344000 0.00000000000 0.00000000000 0.05215807000 20.24558275399pt 22.20061598173pt)" svg:viewBox="0 0 8 8" svg:d="M8.03518 0L0 8.03534" koffice:nodeTypes="cc"/>
              <draw:path draw:style-name="gr6" draw:id="shape112" draw:name="path983" draw:layer="g1212" svg:width="8.03518392960pt" svg:height="8.03533511111pt" draw:transform="matrix(-0.05834344000 0.00000000000 0.00000000000 0.05215807000 19.91481745647pt 22.20062234868pt)" svg:viewBox="0 0 8 8" svg:d="M8.03518 0L0 8.03534" koffice:nodeTypes="cc"/>
              <draw:path draw:style-name="gr6" draw:id="shape113" draw:name="path984" draw:layer="g1212" svg:width="8.03518392960pt" svg:height="8.03533511111pt" draw:transform="matrix(-0.05834344000 0.00000000000 0.00000000000 0.05215807000 19.58405215894pt 22.20062553216pt)" svg:viewBox="0 0 8 8" svg:d="M8.03518 0L0 8.03534" koffice:nodeTypes="cc"/>
              <draw:path draw:style-name="gr6" draw:id="shape114" draw:name="path985" draw:layer="g1212" svg:width="8.03518392960pt" svg:height="8.03533511111pt" draw:transform="matrix(-0.05834344000 0.00000000000 0.00000000000 0.05215807000 19.25328686142pt 22.20062871563pt)" svg:viewBox="0 0 8 8" svg:d="M8.03518 0L0 8.03534" koffice:nodeTypes="cc"/>
              <draw:path draw:style-name="gr6" draw:id="shape115" draw:name="path986" draw:layer="g1212" svg:width="8.03518392960pt" svg:height="8.03533511111pt" draw:transform="matrix(-0.05834344000 0.00000000000 0.00000000000 0.05215807000 20.57635271899pt 22.20061916521pt)" svg:viewBox="0 0 8 8" svg:d="M8.03518 0L0 8.03534" koffice:nodeTypes="cc"/>
              <draw:path draw:style-name="gr6" draw:id="shape116" draw:name="path987" draw:layer="g1212" svg:width="8.03518392960pt" svg:height="8.03533511111pt" draw:transform="matrix(-0.05834344000 0.00000000000 0.00000000000 0.05215807000 18.92251969691pt 22.20061598173pt)" svg:viewBox="0 0 8 8" svg:d="M8.03518 0L0 8.03534" koffice:nodeTypes="cc"/>
              <draw:path draw:style-name="gr6" draw:id="shape117" draw:name="path988" draw:layer="g1212" svg:width="8.03518392960pt" svg:height="8.03533511111pt" draw:transform="matrix(-0.05834344000 0.00000000000 0.00000000000 0.05215807000 18.59175579963pt 22.20061916521pt)" svg:viewBox="0 0 8 8" svg:d="M8.03518 0L0 8.03534" koffice:nodeTypes="cc"/>
              <draw:path draw:style-name="gr6" draw:id="shape118" draw:name="path989" draw:layer="g1212" svg:width="8.03518392960pt" svg:height="8.03533511111pt" draw:transform="matrix(-0.05834344000 0.00000000000 0.00000000000 0.05215807000 18.26098910186pt 22.20062234868pt)" svg:viewBox="0 0 8 8" svg:d="M8.03518 0L0 8.03534" koffice:nodeTypes="cc"/>
              <draw:path draw:style-name="gr6" draw:id="shape119" draw:name="path990" draw:layer="g1212" svg:width="8.03518392960pt" svg:height="8.03533511111pt" draw:transform="matrix(-0.05834344000 0.00000000000 0.00000000000 0.05215807000 17.93022053711pt 22.20061279825pt)" svg:viewBox="0 0 8 8" svg:d="M8.03518 0L0 8.03534" koffice:nodeTypes="cc"/>
            </draw:g>
            <draw:g draw:style-name="gr1" draw:id="shape120" draw:name="g1026" svg:y="2.81178572028pt">
              <draw:path draw:style-name="gr6" draw:id="shape121" draw:name="path1027" draw:layer="g1212" svg:width="8.03518392960pt" svg:height="8.03533511111pt" draw:transform="matrix(0.05834344000 0.00000000000 0.00000000000 0.05215807000 17.43407138835pt 24.71403692923pt)" svg:viewBox="0 0 8 8" svg:d="M8.03518 0L0 8.03534" koffice:nodeTypes="cc"/>
              <draw:path draw:style-name="gr6" draw:id="shape122" draw:name="path1028" draw:layer="g1212" svg:width="8.03518392960pt" svg:height="8.03533511111pt" draw:transform="matrix(0.05834344000 0.00000000000 0.00000000000 0.05215807000 17.76483528563pt 24.71403883931pt)" svg:viewBox="0 0 8 8" svg:d="M8.03518 0L0 8.03534" koffice:nodeTypes="cc"/>
              <draw:path draw:style-name="gr6" draw:id="shape123" draw:name="path1029" draw:layer="g1212" svg:width="8.03518392960pt" svg:height="8.03533511111pt" draw:transform="matrix(0.05834344000 0.00000000000 0.00000000000 0.05215807000 18.09560198340pt 24.71404202279pt)" svg:viewBox="0 0 8 8" svg:d="M8.03518 0L0 8.03534" koffice:nodeTypes="cc"/>
              <draw:path draw:style-name="gr6" draw:id="shape124" draw:name="path1030" draw:layer="g1212" svg:width="8.03518392960pt" svg:height="8.03533511111pt" draw:transform="matrix(0.05834344000 0.00000000000 0.00000000000 0.05215807000 18.42636961466pt 24.71404202279pt)" svg:viewBox="0 0 8 8" svg:d="M8.03518 0L0 8.03534" koffice:nodeTypes="cc"/>
              <draw:path draw:style-name="gr6" draw:id="shape125" draw:name="path1031" draw:layer="g1212" svg:width="8.03518392960pt" svg:height="8.03533511111pt" draw:transform="matrix(0.05834344000 0.00000000000 0.00000000000 0.05215807000 18.75713304519pt 24.71403883931pt)" svg:viewBox="0 0 8 8" svg:d="M8.03518 0L0 8.03534" koffice:nodeTypes="cc"/>
              <draw:path draw:style-name="gr6" draw:id="shape126" draw:name="path1032" draw:layer="g1212" svg:width="8.03518392960pt" svg:height="8.03533511111pt" draw:transform="matrix(0.05834344000 0.00000000000 0.00000000000 0.05215807000 19.08790020970pt 24.71404838974pt)" svg:viewBox="0 0 8 8" svg:d="M8.03518 0L0 8.03534" koffice:nodeTypes="cc"/>
              <draw:path draw:style-name="gr6" draw:id="shape127" draw:name="path1033" draw:layer="g1212" svg:width="8.03518392960pt" svg:height="8.03533511111pt" draw:transform="matrix(0.05834344000 0.00000000000 0.00000000000 0.05215807000 19.41866504048pt 24.71404202279pt)" svg:viewBox="0 0 8 8" svg:d="M8.03518 0L0 8.03534" koffice:nodeTypes="cc"/>
              <draw:path draw:style-name="gr6" draw:id="shape128" draw:name="path1034" draw:layer="g1212" svg:width="8.03518392960pt" svg:height="8.03533511111pt" draw:transform="matrix(0.05834344000 0.00000000000 0.00000000000 0.05215807000 19.74942893776pt 24.71404520627pt)" svg:viewBox="0 0 8 8" svg:d="M8.03518 0L0 8.03534" koffice:nodeTypes="cc"/>
              <draw:path draw:style-name="gr6" draw:id="shape129" draw:name="path1035" draw:layer="g1212" svg:width="8.03518392960pt" svg:height="8.03533511111pt" draw:transform="matrix(0.05834344000 0.00000000000 0.00000000000 0.05215807000 20.08019796926pt 24.71404202279pt)" svg:viewBox="0 0 8 8" svg:d="M8.03518 0L0 8.03534" koffice:nodeTypes="cc"/>
              <draw:path draw:style-name="gr6" draw:id="shape130" draw:name="path1036" draw:layer="g1212" svg:width="8.03518392960pt" svg:height="8.03533511111pt" draw:transform="matrix(0.05834344000 0.00000000000 0.00000000000 0.05215807000 20.41096326679pt 24.71404838974pt)" svg:viewBox="0 0 8 8" svg:d="M8.03518 0L0 8.03534" koffice:nodeTypes="cc"/>
              <draw:path draw:style-name="gr6" draw:id="shape131" draw:name="path1037" draw:layer="g1212" svg:width="8.03518392960pt" svg:height="8.03533511111pt" draw:transform="matrix(0.05834344000 0.00000000000 0.00000000000 0.05215807000 20.74172716407pt 24.71405157322pt)" svg:viewBox="0 0 8 8" svg:d="M8.03518 0L0 8.03534" koffice:nodeTypes="cc"/>
              <draw:path draw:style-name="gr6" draw:id="shape132" draw:name="path1038" draw:layer="g1212" svg:width="8.03518392960pt" svg:height="8.03533511111pt" draw:transform="matrix(0.05834344000 0.00000000000 0.00000000000 0.05215807000 21.07249386183pt 24.71405475669pt)" svg:viewBox="0 0 8 8" svg:d="M8.03518 0L0 8.03534" koffice:nodeTypes="cc"/>
              <draw:path draw:style-name="gr6" draw:id="shape133" draw:name="path1039" draw:layer="g1212" svg:width="8.03518392960pt" svg:height="8.03533511111pt" draw:transform="matrix(0.05834344000 0.00000000000 0.00000000000 0.05215807000 19.74942893776pt 24.71404520627pt)" svg:viewBox="0 0 8 8" svg:d="M8.03518 0L0 8.03534" koffice:nodeTypes="cc"/>
              <draw:path draw:style-name="gr6" draw:id="shape134" draw:name="path1040" draw:layer="g1212" svg:width="8.03518392960pt" svg:height="8.03533511111pt" draw:transform="matrix(0.05834344000 0.00000000000 0.00000000000 0.05215807000 21.40326102634pt 24.71404202279pt)" svg:viewBox="0 0 8 8" svg:d="M8.03518 0L0 8.03534" koffice:nodeTypes="cc"/>
              <draw:path draw:style-name="gr6" draw:id="shape135" draw:name="path1041" draw:layer="g1212" svg:width="8.03518392960pt" svg:height="8.03533511111pt" draw:transform="matrix(0.05834344000 0.00000000000 0.00000000000 0.05215807000 21.73402492363pt 24.71404520627pt)" svg:viewBox="0 0 8 8" svg:d="M8.03518 0L0 8.03534" koffice:nodeTypes="cc"/>
              <draw:path draw:style-name="gr6" draw:id="shape136" draw:name="path1042" draw:layer="g1212" svg:width="8.03518392960pt" svg:height="8.03533511111pt" draw:transform="matrix(0.05834344000 0.00000000000 0.00000000000 0.05215807000 22.06479162139pt 24.71404838974pt)" svg:viewBox="0 0 8 8" svg:d="M8.03518 0L0 8.03534" koffice:nodeTypes="cc"/>
              <draw:path draw:style-name="gr6" draw:id="shape137" draw:name="path1043" draw:layer="g1212" svg:width="8.03518392960pt" svg:height="8.03533511111pt" draw:transform="matrix(0.05834344000 0.00000000000 0.00000000000 0.05215807000 22.39556018615pt 24.71403883931pt)" svg:viewBox="0 0 8 8" svg:d="M8.03518 0L0 8.03534" koffice:nodeTypes="cc"/>
              <draw:path draw:style-name="gr6" draw:id="shape138" draw:name="path1044" draw:layer="g1212" svg:width="8.03518392960pt" svg:height="8.03533511111pt" draw:transform="matrix(-0.05834344000 0.00000000000 0.00000000000 0.05215807000 22.89170813243pt 24.71403565584pt)" svg:viewBox="0 0 8 8" svg:d="M8.03518 0L0 8.03534" koffice:nodeTypes="cc"/>
              <draw:path draw:style-name="gr6" draw:id="shape139" draw:name="path1045" draw:layer="g1212" svg:width="8.03518392960pt" svg:height="8.03533511111pt" draw:transform="matrix(-0.05834344000 0.00000000000 0.00000000000 0.05215807000 22.56094283491pt 24.71403883931pt)" svg:viewBox="0 0 8 8" svg:d="M8.03518 0L0 8.03534" koffice:nodeTypes="cc"/>
              <draw:path draw:style-name="gr6" draw:id="shape140" draw:name="path1046" draw:layer="g1212" svg:width="8.03518392960pt" svg:height="8.03533511111pt" draw:transform="matrix(-0.05834344000 0.00000000000 0.00000000000 0.05215807000 22.23017753739pt 24.71404202279pt)" svg:viewBox="0 0 8 8" svg:d="M8.03518 0L0 8.03534" koffice:nodeTypes="cc"/>
              <draw:path draw:style-name="gr6" draw:id="shape141" draw:name="path1047" draw:layer="g1212" svg:width="8.03518392960pt" svg:height="8.03533511111pt" draw:transform="matrix(-0.05834344000 0.00000000000 0.00000000000 0.05215807000 21.89940757239pt 24.71404202279pt)" svg:viewBox="0 0 8 8" svg:d="M8.03518 0L0 8.03534" koffice:nodeTypes="cc"/>
              <draw:path draw:style-name="gr6" draw:id="shape142" draw:name="path1048" draw:layer="g1212" svg:width="8.03518392960pt" svg:height="8.03533511111pt" draw:transform="matrix(-0.05834344000 0.00000000000 0.00000000000 0.05215807000 21.56864694234pt 24.71403883931pt)" svg:viewBox="0 0 8 8" svg:d="M8.03518 0L0 8.03534" koffice:nodeTypes="cc"/>
              <draw:path draw:style-name="gr6" draw:id="shape143" draw:name="path1049" draw:layer="g1212" svg:width="8.03518392960pt" svg:height="8.03533511111pt" draw:transform="matrix(-0.05834344000 0.00000000000 0.00000000000 0.05215807000 21.23788164482pt 24.71404838974pt)" svg:viewBox="0 0 8 8" svg:d="M8.03518 0L0 8.03534" koffice:nodeTypes="cc"/>
              <draw:path draw:style-name="gr6" draw:id="shape144" draw:name="path1050" draw:layer="g1212" svg:width="8.03518392960pt" svg:height="8.03533511111pt" draw:transform="matrix(-0.05834344000 0.00000000000 0.00000000000 0.05215807000 20.90711167982pt 24.71404202279pt)" svg:viewBox="0 0 8 8" svg:d="M8.03518 0L0 8.03534" koffice:nodeTypes="cc"/>
              <draw:path draw:style-name="gr6" draw:id="shape145" draw:name="path1051" draw:layer="g1212" svg:width="8.03518392960pt" svg:height="8.03533511111pt" draw:transform="matrix(-0.05834344000 0.00000000000 0.00000000000 0.05215807000 20.57635104977pt 24.71404520627pt)" svg:viewBox="0 0 8 8" svg:d="M8.03518 0L0 8.03534" koffice:nodeTypes="cc"/>
              <draw:path draw:style-name="gr6" draw:id="shape146" draw:name="path1052" draw:layer="g1212" svg:width="8.03518392960pt" svg:height="8.03533511111pt" draw:transform="matrix(-0.05834344000 0.00000000000 0.00000000000 0.05215807000 20.24558108477pt 24.71404202279pt)" svg:viewBox="0 0 8 8" svg:d="M8.03518 0L0 8.03534" koffice:nodeTypes="cc"/>
              <draw:path draw:style-name="gr6" draw:id="shape147" draw:name="path1053" draw:layer="g1212" svg:width="8.03518392960pt" svg:height="8.03533511111pt" draw:transform="matrix(-0.05834344000 0.00000000000 0.00000000000 0.05215807000 19.91481578725pt 24.71404838974pt)" svg:viewBox="0 0 8 8" svg:d="M8.03518 0L0 8.03534" koffice:nodeTypes="cc"/>
              <draw:path draw:style-name="gr6" draw:id="shape148" draw:name="path1054" draw:layer="g1212" svg:width="8.03518392960pt" svg:height="8.03533511111pt" draw:transform="matrix(-0.05834344000 0.00000000000 0.00000000000 0.05215807000 19.58405048972pt 24.71405157322pt)" svg:viewBox="0 0 8 8" svg:d="M8.03518 0L0 8.03534" koffice:nodeTypes="cc"/>
              <draw:path draw:style-name="gr6" draw:id="shape149" draw:name="path1055" draw:layer="g1212" svg:width="8.03518392960pt" svg:height="8.03533511111pt" draw:transform="matrix(-0.05834344000 0.00000000000 0.00000000000 0.05215807000 19.25328519220pt 24.71405475669pt)" svg:viewBox="0 0 8 8" svg:d="M8.03518 0L0 8.03534" koffice:nodeTypes="cc"/>
              <draw:path draw:style-name="gr6" draw:id="shape150" draw:name="path1056" draw:layer="g1212" svg:width="8.03518392960pt" svg:height="8.03533511111pt" draw:transform="matrix(-0.05834344000 0.00000000000 0.00000000000 0.05215807000 20.57635104977pt 24.71404520627pt)" svg:viewBox="0 0 8 8" svg:d="M8.03518 0L0 8.03534" koffice:nodeTypes="cc"/>
              <draw:path draw:style-name="gr6" draw:id="shape151" draw:name="path1057" draw:layer="g1212" svg:width="8.03518392960pt" svg:height="8.03533511111pt" draw:transform="matrix(-0.05834344000 0.00000000000 0.00000000000 0.05215807000 18.92251802769pt 24.71404202279pt)" svg:viewBox="0 0 8 8" svg:d="M8.03518 0L0 8.03534" koffice:nodeTypes="cc"/>
              <draw:path draw:style-name="gr6" draw:id="shape152" draw:name="path1058" draw:layer="g1212" svg:width="8.03518392960pt" svg:height="8.03533511111pt" draw:transform="matrix(-0.05834344000 0.00000000000 0.00000000000 0.05215807000 18.59175413041pt 24.71404520627pt)" svg:viewBox="0 0 8 8" svg:d="M8.03518 0L0 8.03534" koffice:nodeTypes="cc"/>
              <draw:path draw:style-name="gr6" draw:id="shape153" draw:name="path1059" draw:layer="g1212" svg:width="8.03518392960pt" svg:height="8.03533511111pt" draw:transform="matrix(-0.05834344000 0.00000000000 0.00000000000 0.05215807000 18.26098743264pt 24.71404838974pt)" svg:viewBox="0 0 8 8" svg:d="M8.03518 0L0 8.03534" koffice:nodeTypes="cc"/>
              <draw:path draw:style-name="gr6" draw:id="shape154" draw:name="path1060" draw:layer="g1212" svg:width="8.03518392960pt" svg:height="8.03533511111pt" draw:transform="matrix(-0.05834344000 0.00000000000 0.00000000000 0.05215807000 17.93021886789pt 24.71403883931pt)" svg:viewBox="0 0 8 8" svg:d="M8.03518 0L0 8.03534" koffice:nodeTypes="cc"/>
            </draw:g>
          </draw:g>
          <draw:g draw:style-name="gr1" draw:id="shape155" draw:name="g910" svg:y="19.06411398174pt">
            <draw:path draw:style-name="gr6" draw:id="shape156" draw:name="path911" draw:layer="g1212" svg:width="34.88928028123pt" svg:height="328.63829946748pt" draw:transform="matrix(-0.09446433045 -0.03728488339 -0.05925429779 0.05944017110 39.10705828220pt 20.24813664781pt)" svg:viewBox="0 0 35 329" svg:d="M22.9723 167.152C24.3637 300.323 43.0725 328.638 25.8435 328.638C8.61449 328.638 0 255.023 0 164.32C0 73.6147 11.4857 0 28.7147 0C45.9437 0 21.4917 25.5132 22.9723 167.152Z" koffice:nodeTypes="ccccc"/>
            <draw:path draw:style-name="gr6" draw:id="shape157" draw:name="path912" draw:layer="g1212" svg:width="113.98897569303pt" svg:height="75.22880239037pt" draw:transform="matrix(-0.05834344000 0.00000000000 0.00000000000 0.05215807000 23.11102045887pt 35.06323254125pt)" svg:viewBox="0 0 114 75" svg:d="M48.3992 0L0 14.1007C45.5525 62.0444 96.8001 81.7859 111.034 73.3251C125.27 64.8652 85.4105 45.1229 48.3992 0Z" koffice:nodeTypes="cccc"/>
            <draw:path draw:style-name="gr7" draw:id="shape158" draw:name="path913" draw:layer="g1212" svg:width="104.12772877638pt" svg:height="69.17335634986pt" draw:transform="matrix(-0.05683094466 0.00000000000 0.00000000000 0.05015227926 22.61486428402pt 35.35893084844pt)" svg:viewBox="0 0 104 69" svg:d="M40.7658 0L0 11.8068C45.3822 60.0561 90.2681 73.7925 101.883 67.8891C113.564 61.9857 77.6387 45.4105 40.7658 0Z" koffice:nodeTypes="cccc"/>
            <draw:path draw:style-name="gr8" draw:id="shape159" draw:name="path914" draw:layer="g1212" svg:width="25.00961538462pt" svg:height="28.00160002286pt" draw:transform="matrix(-0.04108696738 0.00000000000 0.00000000000 0.03648915988 28.93611204782pt 29.00044095897pt)" svg:viewBox="0 0 25 28" svg:d="M0 0C0.146723 1.01843 0.586892 5.65456 0.980769 7.50021C0.980769 10.0491 1.20674 12.0059 1.47115 14.0004C2.09571 15.742 1.98978 17.3589 3.92308 18.0013C5.25222 20.1062 6.08862 20.6518 7.84615 21.5014C9.04426 22.5598 10.8591 23.6151 12.75 24.5015C14.7108 25.3583 16.4934 25.4759 18.6346 25.0015C20.3529 23.7807 21.6193 22.5214 23.0481 21.5014C23.3847 19.923 23.693 17.5789 24.0288 16.0013C23.5 17.6205 23.1289 20.2134 23.0481 22.5014C23.2364 24.9975 24.0406 26.0863 25.0096 28.0016" koffice:nodeTypes="ccccccccccc"/>
            <draw:path draw:style-name="gr8" draw:id="shape160" draw:name="path915" draw:layer="g1212" svg:width="47.22417675003pt" svg:height="19.59668972015pt" draw:transform="matrix(-0.04108696738 0.00000000000 0.00000000000 0.03648915988 28.18048910018pt 30.09514004369pt)" svg:viewBox="0 0 47 20" svg:d="M0.108826 3.55453C0.273876 3.38554 0.438926 3.21574 0.604769 3.04674C-0.572798 4.25244 -0.0919317 3.67722 2.58854 2.03116C4.5136 1.01883 6.56799 0.480979 9.0358 0C11.3497 0 13.6643 0 15.979 0C18.6809 0 20.4988 0.41517 22.4262 1.01558C23.8244 2.44714 25.9121 3.26042 27.3857 4.57011C28.8973 5.62226 29.5456 6.86858 30.3613 8.63244C31.7111 10.0144 32.5855 12.1472 33.8329 13.2026C34.3916 15.5351 35.5318 15.4555 36.3126 17.2649C33.9734 17.4493 32.0983 17.7775 30.8573 19.296C28.7965 20.388 32.5863 18.226 33.337 17.2649C34.9605 16.7628 35.3811 16.2493 37.8005 16.2493C40.062 15.5148 41.4339 16.8481 43.7518 17.2649C45.1047 18.0668 45.48 18.2805 47.2242 18.2805" koffice:nodeTypes="ccccccccccccccc"/>
            <draw:path draw:style-name="gr8" draw:id="shape161" draw:name="path916" draw:layer="g1212" svg:width="30.00963873032pt" svg:height="35.30566017999pt" draw:transform="matrix(-0.04108696738 0.00000000000 0.00000000000 0.03648915988 27.06664007401pt 30.99687646255pt)" svg:viewBox="0 0 30 35" svg:d="M0 3.75154C1.002 3.81096 5.57515 4.65946 7.38001 3.75154C9.38874 3.20014 10.582 2.13536 11.8075 0.285454C12.4113 -1.05265 11.8075 2.66062 11.8075 4.2467C12.0303 7.16217 12.8828 7.18911 14.2673 9.19825C15.6951 10.1196 17.1993 11.4165 18.6948 12.1691C19.9353 13.2513 21.46 13.9755 23.1224 14.6449C24.6147 15.3563 26.3582 16.0812 27.5499 17.1207C29.195 18.3035 29.036 19.7177 30.0096 21.5771C29.8247 23.999 29.4327 25.3719 28.0418 26.5286C27.461 28.2026 26.1567 29.86 25.0902 30.985C23.8741 33.2588 22.5273 34.3315 25.5821 34.9463C27.2602 35.6704 28.2008 35.1023 30.0096 34.9463" koffice:nodeTypes="ccccccccccccc"/>
            <draw:path draw:style-name="gr8" draw:id="shape162" draw:name="path917" draw:layer="g1212" svg:width="29.00990668800pt" svg:height="30.00963873032pt" draw:transform="matrix(-0.04108696738 0.00000000000 0.00000000000 0.03648915988 25.77237024082pt 32.32100464929pt)" svg:viewBox="0 0 29 30" svg:d="M0 2.45974C1.20835 2.15198 5.49344 0.717851 7.3752 0C9.66997 0 11.9647 0 14.2587 0C16.9264 0.205438 17.4346 0.988619 19.668 1.96779C21.1092 3.44049 22.0981 4.45666 24.0931 5.41222C25.1481 6.77629 27.2029 9.09357 28.0265 10.8237C28.6126 12.5026 29.0099 14.7734 29.0099 17.219C28.9753 20.0904 28.2216 20.5808 28.0265 23.1224C27.4751 25.235 26.5798 27.1705 25.0765 29.0257C24.868 29.6499 24.717 29.8018 24.0931 30.0096" koffice:nodeTypes="cccccccccc"/>
            <draw:path draw:style-name="gr9" draw:id="shape163" draw:name="path918" draw:layer="g1212" svg:width="61.00160001049pt" svg:height="33.00892943059pt" draw:transform="matrix(-0.02917166166 0.00000000000 0.00000000000 0.02880387689 24.79365638332pt 33.35574592044pt)" svg:viewBox="0 0 61 33" svg:d="M0 10.8385C0.299204 10.8385 0.960813 12.4292 2.00003 13.7944C4.26246 16.0851 4.55366 16.2577 8.0001 16.2577C11.1073 16.145 10.8177 15.0501 13.0002 14.2871C14.0314 12.7043 15.317 11.4494 16.5002 9.36052C17.305 8.07251 18.0122 6.10582 19.0002 4.92659C19.9131 3.46517 21.0507 2.36161 22.0003 0.985318C22.9379 0.589614 23.2947 0.209676 24.5011 0C21.6211 0.455611 21.3691 1.47167 19.5003 2.95595C18.625 4.35826 17.7554 5.81968 17.0002 7.38988C16.7114 9.49689 16.0322 11.1569 16.0002 13.7944C16.0002 16.5194 16.0138 18.4231 17.0002 20.6917C18.1786 21.9095 19.0506 23.1692 20.5003 24.1411C21.6515 25.2486 23.0955 26.7707 24.0011 28.0823C25.5691 29.033 26.7092 29.8078 28.5012 31.0383C30.0084 31.907 31.6332 32.7993 34.0012 33.0089C36.9373 32.8024 37.8053 31.9866 40.0013 31.0383C41.8645 29.688 43.3318 28.8012 45.0014 27.5897C46.3046 26.6903 47.6318 24.9073 48.5014 23.6484C51.2071 22.9815 52.9247 23.248 54.5015 24.6337C55.8759 25.5536 57.0671 26.7281 58.0016 28.0823C58.8176 28.4844 60.1856 29.651 61.0016 30.053" koffice:nodeTypes="cccccccccccccccccccccc"/>
            <draw:path draw:style-name="gr10" draw:id="shape164" draw:name="path919" draw:layer="g1212" svg:width="37.00303772264pt" svg:height="37.00000000000pt" draw:transform="matrix(-0.03626809095 0.00000000000 0.00000000000 0.03594650731 23.42264144258pt 34.26854989411pt)" svg:viewBox="0 0 37 37" svg:d="M6.50101 0C5.85938 0.2672 3.52729 1.8936 2.50084 2.5C1.86082 4.6048 0.839173 5.7552 0.500759 8C-0.040864 10.1672 0.000737691 12.5536 0.000737691 15C0.548761 17.5552 1.61281 19.4456 2.50084 21.5C4.08011 22.5736 4.87454 23.364 7.00103 24.5C8.99631 24.7696 10.9532 25 13.5021 25C15.0253 25.508 17.9942 25.7536 19.5023 25C21.7288 24.6992 23.3857 23.7944 25.0025 23C26.8474 21.9544 27.9851 20.9664 30.0027 20C30.9828 18.5592 32.5069 17.232 34.0029 15.5C35.2478 13.816 36.163 12.8712 37.003 11C36.2638 13.1352 35.1414 14.9992 34.5029 17C33.3653 19.1288 32.7045 19.8832 32.5029 22.5C31.806 24.5904 32.0028 27.108 32.0028 29.5C32.222 31.1248 32.3372 34.1696 33.0029 35.5C33.0029 36 33.0029 36.5 33.0029 37" koffice:nodeTypes="ccccccccccccccccc"/>
            <draw:path draw:style-name="gr11" draw:id="shape165" draw:name="path920" draw:layer="g1212" svg:width="67.97463320208pt" svg:height="44.34889304151pt" draw:transform="matrix(-0.05834344000 0.00000000000 0.00000000000 0.05215807000 21.67143871636pt 35.87641314707pt)" svg:viewBox="0 0 68 44" svg:d="M19.9828 0.17399C19.9828 0.341048 19.9828 0.50891 19.9828 0.675968C19.9828 -0.678972 20.0156 0.00934096 19.4829 2.68388C18.5398 3.85811 16.3283 4.18419 14.4838 3.68784C12.8665 2.34655 12.9161 1.33054 9.98467 0.675968C7.1516 0.879169 6.0718 1.70321 4.48569 2.68388C2.60284 3.6292 1.73581 4.10628 0.48644 6.19773C-0.134244 7.90044 -0.480579 9.05298 1.48625 9.71158C3.04916 10.8248 4.90722 11.4376 6.98523 11.7195C9.2944 11.7195 10.9589 11.4472 11.9843 12.7234C13.5704 14.374 13.484 15.3554 13.484 18.2452C14.0175 19.1383 14.1231 21.7743 14.4838 22.763C15.8723 23.424 16.6874 23.767 18.983 23.767C19.5221 22.2161 20.1212 19.4146 20.4827 17.7432C20.8738 15.9377 20.9946 13.423 21.9824 12.2215C22.9166 10.8424 24.1084 9.64572 25.4818 8.70762C26.0944 7.84582 27.2598 7.1294 28.4812 6.69971C26.52 7.70447 26.2408 8.79035 25.9817 11.2175C27.7053 12.0833 28.1661 12.6897 30.9807 12.7234C33.7474 12.4897 34.4161 11.7845 35.4799 10.2136C35.6735 12.7323 36.4741 13.5756 36.9796 15.7353C38.0082 17.2541 38.4449 18.8098 39.4791 20.7551C39.0384 23.1742 38.0898 23.2955 37.9794 26.2769C37.3307 28.2326 37.4011 30.1184 35.9798 31.2975C35.3463 32.0749 34.8728 32.2275 33.4803 32.3014C36.3741 32.3014 38.061 31.9874 39.9791 30.7955C41.462 29.8791 42.5826 28.737 43.9791 27.7836C45.7484 26.4961 47.936 25.3058 49.978 24.7709C52.2872 24.7709 53.9516 24.4987 54.9771 25.7749C56.3928 26.7909 57.3438 28.5434 57.9765 30.7955C58.4396 33.4009 58.6164 35.1358 57.4766 36.8192C56.6311 38.7532 56.4392 39.5066 57.4766 41.839C58.638 43.4718 60.3697 43.6638 62.9756 44.3489C64.8784 44.2461 66.7093 43.81 67.9746 43.3449" koffice:nodeTypes="cccccccccccccccccccccccccccccccccc"/>
          </draw:g>
          <draw:g draw:style-name="gr1" draw:id="shape166" draw:name="g921" svg:y="10.50721788628pt">
            <draw:path draw:style-name="gr6" draw:id="shape167" draw:name="path922" draw:layer="g1212" svg:width="28.69708546286pt" svg:height="239.05497212533pt" draw:transform="matrix(-0.08294045087 -0.03829591542 -0.02693179865 0.04661632722 42.66286821503pt 11.07637117894pt)" svg:viewBox="0 0 29 239" svg:d="M0 239.055C0 107.097 6.42815 0 14.3489 0C22.2689 0 28.6971 107.097 28.6971 239.055Z" koffice:nodeTypes="cccc"/>
            <draw:path draw:style-name="gr6" draw:id="shape168" draw:name="path923" draw:layer="g1212" svg:width="28.69708546286pt" svg:height="239.05497212533pt" draw:transform="matrix(-0.06635294413 -0.03063702442 -0.02598126733 0.04497100090 42.20008958634pt 11.36190205062pt)" svg:viewBox="0 0 29 239" svg:d="M0 239.055C0 107.097 6.42815 0 14.3489 0C22.2689 0 28.6971 107.097 28.6971 239.055" koffice:nodeTypes="ccc"/>
            <draw:path draw:style-name="gr6" draw:id="shape169" draw:name="path924" draw:layer="g1212" svg:width="22.62553669565pt" svg:height="48.37834261333pt" draw:transform="matrix(-0.08294045087 -0.03829591542 -0.02677333787 0.04634202793 37.27263823985pt 19.90309598656pt)" svg:viewBox="0 0 23 48" svg:d="M22.5589 0C22.7089 15.1859 22.5589 32.2769 22.5589 48.3783L0.0666507 48.3783C0.0666507 32.2769 -0.0833134 15.1859 0.0666507 0Z" koffice:nodeTypes="ccccc"/>
            <draw:path draw:style-name="gr6" draw:id="shape170" draw:name="path925" draw:layer="g1212" svg:width="17.28599280941pt" svg:height="42.04535813953pt" draw:transform="matrix(-0.08294045087 -0.03829591542 -0.02677333787 0.04634202793 36.96159912469pt 19.92587125113pt)" svg:viewBox="0 0 17 42" svg:d="M17.2182 0C17.3707 14.9575 17.2182 26.186 17.2182 42.0454L0.0677629 42.0454C0.0677629 26.186 -0.0847036 14.9575 0.0677629 0Z" koffice:nodeTypes="ccccc"/>
            <draw:rect draw:style-name="gr6" draw:id="shape171" draw:name="rect926" draw:layer="g1212" svg:width="11.33857440000pt" svg:height="31.18110320000pt" draw:transform="matrix(-0.08294045087 -0.03829591542 -0.02677333787 0.04634202793 36.56914546637pt 20.07749468018pt)"/>
            <draw:path draw:style-name="gr6" draw:id="shape172" draw:name="path927" draw:layer="g1212" svg:width="11.68721041455pt" svg:height="31.36265447226pt" draw:transform="matrix(-0.08294045087 -0.03829591542 -0.02677333787 0.04634202793 36.56914499607pt 20.07749258450pt)" svg:viewBox="0 0 12 31" svg:d="M0 0L11.6872 31.3627" koffice:nodeTypes="cc"/>
            <draw:path draw:style-name="gr6" draw:id="shape173" draw:name="path928" draw:layer="g1212" svg:width="11.68721041455pt" svg:height="31.36265447226pt" draw:transform="matrix(-0.08294045087 -0.03829591542 -0.02677333787 0.04634202793 36.56914499607pt 20.07749258450pt)" svg:viewBox="0 0 12 31" svg:d="M0 31.3627L11.6872 0" koffice:nodeTypes="cc"/>
            <draw:path draw:style-name="gr6" draw:id="shape174" draw:name="path929" draw:layer="g1212" svg:width="11.33840000000pt" svg:height="0.00000000000pt" draw:transform="matrix(-0.08294045087 -0.03829591542 -0.02677333787 0.04634202793 40.81914464931pt 12.72115907083pt)" svg:viewBox="0 0 11 0" svg:d="M0 0L11.3384 0" koffice:nodeTypes="cc"/>
            <draw:ellipse draw:style-name="gr12" draw:id="shape175" draw:name="path930" draw:layer="g1212" svg:width="5.66928640000pt" svg:height="5.66931184000pt" draw:transform="matrix(-0.09361549174 0.02366667210 0.02112901845 0.08234163216 40.96600616263pt 11.50664285443pt)" draw:kind="full"/>
          </draw:g>
          <draw:g draw:style-name="gr1" draw:id="shape176" draw:name="g899" svg:y="18.91658663326pt">
            <draw:path draw:style-name="gr6" draw:id="shape177" draw:name="path835" draw:layer="g1212" svg:width="34.88928028123pt" svg:height="328.63829946748pt" draw:transform="matrix(0.09446433045 -0.03728488339 0.05925429779 0.05944017110 22.77243426429pt 20.10060929933pt)" svg:viewBox="0 0 35 329" svg:d="M22.9723 167.152C24.3637 300.323 43.0725 328.638 25.8435 328.638C8.61449 328.638 0 255.023 0 164.32C0 73.6147 11.4857 0 28.7147 0C45.9437 0 21.4917 25.5132 22.9723 167.152Z" koffice:nodeTypes="ccccc"/>
            <draw:path draw:style-name="gr6" draw:id="shape178" draw:name="path842" draw:layer="g1212" svg:width="113.98897569303pt" svg:height="75.22880239037pt" draw:transform="matrix(0.05834344000 0.00000000000 0.00000000000 0.05215807000 38.76847208762pt 34.91570519277pt)" svg:viewBox="0 0 114 75" svg:d="M48.3992 0L0 14.1007C45.5525 62.0444 96.8001 81.7859 111.034 73.3251C125.27 64.8652 85.4105 45.1229 48.3992 0Z" koffice:nodeTypes="cccc"/>
            <draw:path draw:style-name="gr7" draw:id="shape179" draw:name="path843" draw:layer="g1212" svg:width="104.12772877638pt" svg:height="69.17335634986pt" draw:transform="matrix(0.05683094466 0.00000000000 0.00000000000 0.05015227926 39.26462826247pt 35.21140349996pt)" svg:viewBox="0 0 104 69" svg:d="M40.7658 0L0 11.8068C45.3822 60.0561 90.2681 73.7925 101.883 67.8891C113.564 61.9857 77.6387 45.4105 40.7658 0Z" koffice:nodeTypes="cccc"/>
            <draw:path draw:style-name="gr8" draw:id="shape180" draw:name="path871" draw:layer="g1212" svg:width="25.00961538462pt" svg:height="28.00160002286pt" draw:transform="matrix(0.04108696738 0.00000000000 0.00000000000 0.03648915988 32.94338049866pt 28.85291361049pt)" svg:viewBox="0 0 25 28" svg:d="M0 0C0.146723 1.01843 0.586892 5.65456 0.980769 7.50021C0.980769 10.0491 1.20674 12.0059 1.47115 14.0004C2.09571 15.742 1.98978 17.3589 3.92308 18.0013C5.25222 20.1062 6.08862 20.6518 7.84615 21.5014C9.04426 22.5598 10.8591 23.6151 12.75 24.5015C14.7108 25.3583 16.4934 25.4759 18.6346 25.0015C20.3529 23.7807 21.6193 22.5214 23.0481 21.5014C23.3847 19.923 23.693 17.5789 24.0288 16.0013C23.5 17.6205 23.1289 20.2134 23.0481 22.5014C23.2364 24.9975 24.0406 26.0863 25.0096 28.0016" koffice:nodeTypes="ccccccccccc"/>
            <draw:path draw:style-name="gr8" draw:id="shape181" draw:name="path872" draw:layer="g1212" svg:width="47.22417675003pt" svg:height="19.59668972015pt" draw:transform="matrix(0.04108696738 0.00000000000 0.00000000000 0.03648915988 33.69900344631pt 29.94761269521pt)" svg:viewBox="0 0 47 20" svg:d="M0.108826 3.55453C0.273876 3.38554 0.438926 3.21574 0.604769 3.04674C-0.572798 4.25244 -0.0919317 3.67722 2.58854 2.03116C4.5136 1.01883 6.56799 0.480979 9.0358 0C11.3497 0 13.6643 0 15.979 0C18.6809 0 20.4988 0.41517 22.4262 1.01558C23.8244 2.44714 25.9121 3.26042 27.3857 4.57011C28.8973 5.62226 29.5456 6.86858 30.3613 8.63244C31.7111 10.0144 32.5855 12.1472 33.8329 13.2026C34.3916 15.5351 35.5318 15.4555 36.3126 17.2649C33.9734 17.4493 32.0983 17.7775 30.8573 19.296C28.7965 20.388 32.5863 18.226 33.337 17.2649C34.9605 16.7628 35.3811 16.2493 37.8005 16.2493C40.062 15.5148 41.4339 16.8481 43.7518 17.2649C45.1047 18.0668 45.48 18.2805 47.2242 18.2805" koffice:nodeTypes="ccccccccccccccc"/>
            <draw:path draw:style-name="gr8" draw:id="shape182" draw:name="path873" draw:layer="g1212" svg:width="30.00963873032pt" svg:height="35.30566017999pt" draw:transform="matrix(0.04108696738 0.00000000000 0.00000000000 0.03648915988 34.81285247248pt 30.84934911406pt)" svg:viewBox="0 0 30 35" svg:d="M0 3.75154C1.002 3.81096 5.57515 4.65946 7.38001 3.75154C9.38874 3.20014 10.582 2.13536 11.8075 0.285454C12.4113 -1.05265 11.8075 2.66062 11.8075 4.2467C12.0303 7.16217 12.8828 7.18911 14.2673 9.19825C15.6951 10.1196 17.1993 11.4165 18.6948 12.1691C19.9353 13.2513 21.46 13.9755 23.1224 14.6449C24.6147 15.3563 26.3582 16.0812 27.5499 17.1207C29.195 18.3035 29.036 19.7177 30.0096 21.5771C29.8247 23.999 29.4327 25.3719 28.0418 26.5286C27.461 28.2026 26.1567 29.86 25.0902 30.985C23.8741 33.2588 22.5273 34.3315 25.5821 34.9463C27.2602 35.6704 28.2008 35.1023 30.0096 34.9463" koffice:nodeTypes="ccccccccccccc"/>
            <draw:path draw:style-name="gr8" draw:id="shape183" draw:name="path874" draw:layer="g1212" svg:width="29.00990668800pt" svg:height="30.00963873032pt" draw:transform="matrix(0.04108696738 0.00000000000 0.00000000000 0.03648915988 36.10712230567pt 32.17347730081pt)" svg:viewBox="0 0 29 30" svg:d="M0 2.45974C1.20835 2.15198 5.49344 0.717851 7.3752 0C9.66997 0 11.9647 0 14.2587 0C16.9264 0.205438 17.4346 0.988619 19.668 1.96779C21.1092 3.44049 22.0981 4.45666 24.0931 5.41222C25.1481 6.77629 27.2029 9.09357 28.0265 10.8237C28.6126 12.5026 29.0099 14.7734 29.0099 17.219C28.9753 20.0904 28.2216 20.5808 28.0265 23.1224C27.4751 25.235 26.5798 27.1705 25.0765 29.0257C24.868 29.6499 24.717 29.8018 24.0931 30.0096" koffice:nodeTypes="cccccccccc"/>
            <draw:path draw:style-name="gr9" draw:id="shape184" draw:name="path877" draw:layer="g1212" svg:width="61.00160001049pt" svg:height="33.00892943059pt" draw:transform="matrix(0.02917166166 0.00000000000 0.00000000000 0.02880387689 37.08583616317pt 33.20821857196pt)" svg:viewBox="0 0 61 33" svg:d="M0 10.8385C0.299204 10.8385 0.960813 12.4292 2.00003 13.7944C4.26246 16.0851 4.55366 16.2577 8.0001 16.2577C11.1073 16.145 10.8177 15.0501 13.0002 14.2871C14.0314 12.7043 15.317 11.4494 16.5002 9.36052C17.305 8.07251 18.0122 6.10582 19.0002 4.92659C19.9131 3.46517 21.0507 2.36161 22.0003 0.985318C22.9379 0.589614 23.2947 0.209676 24.5011 0C21.6211 0.455611 21.3691 1.47167 19.5003 2.95595C18.625 4.35826 17.7554 5.81968 17.0002 7.38988C16.7114 9.49689 16.0322 11.1569 16.0002 13.7944C16.0002 16.5194 16.0138 18.4231 17.0002 20.6917C18.1786 21.9095 19.0506 23.1692 20.5003 24.1411C21.6515 25.2486 23.0955 26.7707 24.0011 28.0823C25.5691 29.033 26.7092 29.8078 28.5012 31.0383C30.0084 31.907 31.6332 32.7993 34.0012 33.0089C36.9373 32.8024 37.8053 31.9866 40.0013 31.0383C41.8645 29.688 43.3318 28.8012 45.0014 27.5897C46.3046 26.6903 47.6318 24.9073 48.5014 23.6484C51.2071 22.9815 52.9247 23.248 54.5015 24.6337C55.8759 25.5536 57.0671 26.7281 58.0016 28.0823C58.8176 28.4844 60.1856 29.651 61.0016 30.053" koffice:nodeTypes="cccccccccccccccccccccc"/>
            <draw:path draw:style-name="gr10" draw:id="shape185" draw:name="path878" draw:layer="g1212" svg:width="37.00303772264pt" svg:height="37.00000000000pt" draw:transform="matrix(0.03626809095 0.00000000000 0.00000000000 0.03594650731 38.45685110391pt 34.12102254563pt)" svg:viewBox="0 0 37 37" svg:d="M6.50101 0C5.85938 0.2672 3.52729 1.8936 2.50084 2.5C1.86082 4.6048 0.839173 5.7552 0.500759 8C-0.040864 10.1672 0.000737691 12.5536 0.000737691 15C0.548761 17.5552 1.61281 19.4456 2.50084 21.5C4.08011 22.5736 4.87454 23.364 7.00103 24.5C8.99631 24.7696 10.9532 25 13.5021 25C15.0253 25.508 17.9942 25.7536 19.5023 25C21.7288 24.6992 23.3857 23.7944 25.0025 23C26.8474 21.9544 27.9851 20.9664 30.0027 20C30.9828 18.5592 32.5069 17.232 34.0029 15.5C35.2478 13.816 36.163 12.8712 37.003 11C36.2638 13.1352 35.1414 14.9992 34.5029 17C33.3653 19.1288 32.7045 19.8832 32.5029 22.5C31.806 24.5904 32.0028 27.108 32.0028 29.5C32.222 31.1248 32.3372 34.1696 33.0029 35.5C33.0029 36 33.0029 36.5 33.0029 37" koffice:nodeTypes="ccccccccccccccccc"/>
            <draw:path draw:style-name="gr11" draw:id="shape186" draw:name="path879" draw:layer="g1212" svg:width="67.97463320208pt" svg:height="44.34889304151pt" draw:transform="matrix(0.05834344000 0.00000000000 0.00000000000 0.05215807000 40.20805383013pt 35.72888579859pt)" svg:viewBox="0 0 68 44" svg:d="M19.9828 0.17399C19.9828 0.341048 19.9828 0.50891 19.9828 0.675968C19.9828 -0.678972 20.0156 0.00934096 19.4829 2.68388C18.5398 3.85811 16.3283 4.18419 14.4838 3.68784C12.8665 2.34655 12.9161 1.33054 9.98467 0.675968C7.1516 0.879169 6.0718 1.70321 4.48569 2.68388C2.60284 3.6292 1.73581 4.10628 0.48644 6.19773C-0.134244 7.90044 -0.480579 9.05298 1.48625 9.71158C3.04916 10.8248 4.90722 11.4376 6.98523 11.7195C9.2944 11.7195 10.9589 11.4472 11.9843 12.7234C13.5704 14.374 13.484 15.3554 13.484 18.2452C14.0175 19.1383 14.1231 21.7743 14.4838 22.763C15.8723 23.424 16.6874 23.767 18.983 23.767C19.5221 22.2161 20.1212 19.4146 20.4827 17.7432C20.8738 15.9377 20.9946 13.423 21.9824 12.2215C22.9166 10.8424 24.1084 9.64572 25.4818 8.70762C26.0944 7.84582 27.2598 7.1294 28.4812 6.69971C26.52 7.70447 26.2408 8.79035 25.9817 11.2175C27.7053 12.0833 28.1661 12.6897 30.9807 12.7234C33.7474 12.4897 34.4161 11.7845 35.4799 10.2136C35.6735 12.7323 36.4741 13.5756 36.9796 15.7353C38.0082 17.2541 38.4449 18.8098 39.4791 20.7551C39.0384 23.1742 38.0898 23.2955 37.9794 26.2769C37.3307 28.2326 37.4011 30.1184 35.9798 31.2975C35.3463 32.0749 34.8728 32.2275 33.4803 32.3014C36.3741 32.3014 38.061 31.9874 39.9791 30.7955C41.462 29.8791 42.5826 28.737 43.9791 27.7836C45.7484 26.4961 47.936 25.3058 49.978 24.7709C52.2872 24.7709 53.9516 24.4987 54.9771 25.7749C56.3928 26.7909 57.3438 28.5434 57.9765 30.7955C58.4396 33.4009 58.6164 35.1358 57.4766 36.8192C56.6311 38.7532 56.4392 39.5066 57.4766 41.839C58.638 43.4718 60.3697 43.6638 62.9756 44.3489C64.8784 44.2461 66.7093 43.81 67.9746 43.3449" koffice:nodeTypes="cccccccccccccccccccccccccccccccccc"/>
          </draw:g>
          <draw:g draw:style-name="gr1" draw:id="shape187" draw:name="g889" svg:y="10.35969053779pt">
            <draw:path draw:style-name="gr6" draw:id="shape188" draw:name="path847" draw:layer="g1212" svg:width="28.69708546286pt" svg:height="239.05497212533pt" draw:transform="matrix(0.08294045087 -0.03829591542 0.02693179865 0.04661632722 19.21662433146pt 10.92884383045pt)" svg:viewBox="0 0 29 239" svg:d="M0 239.055C0 107.097 6.42815 0 14.3489 0C22.2689 0 28.6971 107.097 28.6971 239.055Z" koffice:nodeTypes="cccc"/>
            <draw:path draw:style-name="gr6" draw:id="shape189" draw:name="path856" draw:layer="g1212" svg:width="28.69708546286pt" svg:height="239.05497212533pt" draw:transform="matrix(0.06635294413 -0.03063702442 0.02598126733 0.04497100090 19.67940296015pt 11.21437470214pt)" svg:viewBox="0 0 29 239" svg:d="M0 239.055C0 107.097 6.42815 0 14.3489 0C22.2689 0 28.6971 107.097 28.6971 239.055" koffice:nodeTypes="ccc"/>
            <draw:path draw:style-name="gr6" draw:id="shape190" draw:name="path850" draw:layer="g1212" svg:width="22.62553669565pt" svg:height="48.37834261333pt" draw:transform="matrix(0.08294045087 -0.03829591542 0.02677333787 0.04634202793 24.60685430664pt 19.75556863808pt)" svg:viewBox="0 0 23 48" svg:d="M22.5589 0C22.7089 15.1859 22.5589 32.2769 22.5589 48.3783L0.0666507 48.3783C0.0666507 32.2769 -0.0833134 15.1859 0.0666507 0Z" koffice:nodeTypes="ccccc"/>
            <draw:path draw:style-name="gr6" draw:id="shape191" draw:name="path852" draw:layer="g1212" svg:width="17.28599280941pt" svg:height="42.04535813953pt" draw:transform="matrix(0.08294045087 -0.03829591542 0.02677333787 0.04634202793 24.91789342180pt 19.77834390265pt)" svg:viewBox="0 0 17 42" svg:d="M17.2182 0C17.3707 14.9575 17.2182 26.186 17.2182 42.0454L0.0677629 42.0454C0.0677629 26.186 -0.0847036 14.9575 0.0677629 0Z" koffice:nodeTypes="ccccc"/>
            <draw:rect draw:style-name="gr6" draw:id="shape192" draw:name="rect853" draw:layer="g1212" svg:width="11.33857440000pt" svg:height="31.18110320000pt" draw:transform="matrix(0.08294045087 -0.03829591542 0.02677333787 0.04634202793 25.31034708012pt 19.92996733170pt)"/>
            <draw:path draw:style-name="gr6" draw:id="shape193" draw:name="path854" draw:layer="g1212" svg:width="11.68721041455pt" svg:height="31.36265447226pt" draw:transform="matrix(0.08294045087 -0.03829591542 0.02677333787 0.04634202793 25.31034755042pt 19.92996523602pt)" svg:viewBox="0 0 12 31" svg:d="M0 0L11.6872 31.3627" koffice:nodeTypes="cc"/>
            <draw:path draw:style-name="gr6" draw:id="shape194" draw:name="path855" draw:layer="g1212" svg:width="11.68721041455pt" svg:height="31.36265447226pt" draw:transform="matrix(0.08294045087 -0.03829591542 0.02677333787 0.04634202793 25.31034755042pt 19.92996523602pt)" svg:viewBox="0 0 12 31" svg:d="M0 31.3627L11.6872 0" koffice:nodeTypes="cc"/>
            <draw:path draw:style-name="gr6" draw:id="shape195" draw:name="path857" draw:layer="g1212" svg:width="11.33840000000pt" svg:height="0.00000000000pt" draw:transform="matrix(0.08294045087 -0.03829591542 0.02677333787 0.04634202793 21.06034789718pt 12.57363172234pt)" svg:viewBox="0 0 11 0" svg:d="M0 0L11.3384 0" koffice:nodeTypes="cc"/>
            <draw:ellipse draw:style-name="gr12" draw:id="shape196" draw:name="path858" draw:layer="g1212" svg:width="5.66928640000pt" svg:height="5.66931184000pt" draw:transform="matrix(0.09361549174 0.02366667210 -0.02112901845 0.08234163216 20.91348638386pt 11.35911550595pt)" draw:kind="full"/>
          </draw:g>
          <draw:g draw:style-name="gr1" draw:id="shape197" draw:name="g694" svg:y="9.89220789370pt">
            <draw:path draw:style-name="gr6" draw:id="shape198" draw:name="path552" draw:layer="g1212" svg:width="201.93240565545pt" svg:height="226.54422904775pt" draw:transform="matrix(0.07779187566 0.00000000000 0.00000000000 0.05215807000 17.76483916462pt 18.94792629107pt)" svg:viewBox="0 0 202 227" svg:d="M138.165 0C138.165 99.1132 138.558 136.471 133.67 141.591C129.039 147.07 0 141.591 0 169.908C0 198.227 106.28 226.545 138.165 226.544C180.677 226.544 201.932 198.227 201.932 141.591L201.932 4.5429e-14Z" koffice:nodeTypes="ccccccc"/>
            <draw:path draw:style-name="gr6" draw:id="shape199" draw:name="path564" draw:layer="g1212" svg:width="85.07841807812pt" svg:height="17.43884310222pt" draw:transform="matrix(0.05834344000 0.00000000000 0.00000000000 0.05215754842 28.51473030731pt 20.42642165307pt)" svg:viewBox="0 0 85 17" svg:d="M0 0L0 13.9509C28.3595 18.6015 56.7189 18.6015 85.0784 13.9509L85.0784 0C56.7189 4.65057 28.3595 4.65057 0 0Z" koffice:nodeTypes="ccccc"/>
            <draw:path draw:style-name="gr6" draw:id="shape200" draw:name="path562" draw:layer="g1212" svg:width="85.07841807812pt" svg:height="17.43884310222pt" draw:transform="matrix(0.05834344000 0.00000000000 0.00000000000 0.05215754842 28.51473898725pt 18.94791350666pt)" svg:viewBox="0 0 85 17" svg:d="M0 0L0 13.9509C28.3595 18.6015 56.7189 18.6015 85.0784 13.9509L85.0784 0C56.7189 4.65057 28.3595 4.65057 0 0Z" koffice:nodeTypes="ccccc"/>
            <draw:path draw:style-name="gr6" draw:id="shape201" draw:name="path563" draw:layer="g1212" svg:width="85.07841807812pt" svg:height="17.43884310222pt" draw:transform="matrix(0.05834344000 0.00000000000 0.00000000000 0.05215754842 28.51473898725pt 19.68717406082pt)" svg:viewBox="0 0 85 17" svg:d="M0 0L0 13.9509C28.3595 18.6015 56.7189 18.6015 85.0784 13.9509L85.0784 0C56.7189 4.65057 28.3595 4.65057 0 0Z" koffice:nodeTypes="ccccc"/>
            <draw:path draw:style-name="gr6" draw:id="shape202" draw:name="path565" draw:layer="g1212" svg:width="85.07841807812pt" svg:height="17.43884310222pt" draw:transform="matrix(0.05834344000 0.00000000000 0.00000000000 0.05215754842 28.51473008474pt 21.16565672739pt)" svg:viewBox="0 0 85 17" svg:d="M0 0L0 13.9509C28.3595 18.6015 56.7189 18.6015 85.0784 13.9509L85.0784 0C56.7189 4.65057 28.3595 4.65057 0 0Z" koffice:nodeTypes="ccccc"/>
            <draw:ellipse draw:style-name="gr13" draw:id="shape203" draw:name="path570" draw:layer="g1212" svg:width="14.17321776000pt" svg:height="42.51965280000pt" draw:transform="matrix(0.03182366272 0.00000000000 0.00000000000 0.00750173873 28.51472819825pt 19.94796687411pt)" draw:kind="full"/>
            <draw:ellipse draw:style-name="gr13" draw:id="shape204" draw:name="path571" draw:layer="g1212" svg:width="14.17321776000pt" svg:height="42.51965280000pt" draw:transform="matrix(0.03182366272 0.00000000000 0.00000000000 0.00750173873 29.41682949201pt 20.02770729336pt)" draw:kind="full"/>
            <draw:ellipse draw:style-name="gr14" draw:id="shape205" draw:name="path572" draw:layer="g1212" svg:width="14.17324224000pt" svg:height="42.51972640000pt" draw:transform="matrix(0.03182366272 0.00000000000 0.00000000000 0.00750168658 30.31891817594pt 20.10744976771pt)" draw:kind="full"/>
            <draw:ellipse draw:style-name="gr14" draw:id="shape206" draw:name="path573" draw:layer="g1212" svg:width="14.17321776000pt" svg:height="42.51972640000pt" draw:transform="matrix(0.03182366272 0.00000000000 0.00000000000 0.00750168658 31.22100585680pt 20.10744976771pt)" draw:kind="full"/>
            <draw:ellipse draw:style-name="gr13" draw:id="shape207" draw:name="path574" draw:layer="g1212" svg:width="14.17321776000pt" svg:height="42.51965280000pt" draw:transform="matrix(0.03182366272 0.00000000000 0.00000000000 0.00750173873 32.12309493026pt 20.02770729336pt)" draw:kind="full"/>
            <draw:ellipse draw:style-name="gr13" draw:id="shape208" draw:name="path575" draw:layer="g1212" svg:width="14.17324224000pt" svg:height="42.51965280000pt" draw:transform="matrix(0.03182366272 0.00000000000 0.00000000000 0.00750173873 33.02517249712pt 19.94796687411pt)" draw:kind="full"/>
            <draw:path draw:style-name="gr6" draw:id="shape209" draw:name="path582" draw:layer="g1212" svg:width="85.07841807812pt" svg:height="76.07320570182pt" draw:transform="matrix(0.05834344000 0.00000000000 0.00000000000 0.05215807000 28.51472919450pt 22.64416311545pt)" svg:viewBox="0 0 85 76" svg:d="M0 0L85.0784 76.0732" koffice:nodeTypes="cc"/>
            <draw:path draw:style-name="gr6" draw:id="shape210" draw:name="path583" draw:layer="g1212" svg:width="76.07320570182pt" svg:height="68.06241431529pt" draw:transform="matrix(0.05834344000 0.00000000000 0.00000000000 0.05215807000 29.01088180826pt 22.64416311545pt)" svg:viewBox="0 0 76 68" svg:d="M0 0L76.0732 68.0624" koffice:nodeTypes="cc"/>
            <draw:path draw:style-name="gr6" draw:id="shape211" draw:name="path586" draw:layer="g1212" svg:width="65.39419584985pt" svg:height="56.38725564632pt" draw:transform="matrix(0.05834344000 0.00000000000 0.00000000000 0.05215807000 29.67240306835pt 22.79199994906pt)" svg:viewBox="0 0 65 56" svg:d="M0 0L65.3942 56.3873" koffice:nodeTypes="cc"/>
            <draw:path draw:style-name="gr6" draw:id="shape212" draw:name="path587" draw:layer="g1212" svg:width="56.38725564632pt" svg:height="48.37994892000pt" draw:transform="matrix(0.05834344000 0.00000000000 0.00000000000 0.05215807000 30.16855568211pt 22.79199994906pt)" svg:viewBox="0 0 56 48" svg:d="M0 0L56.3873 48.3799" koffice:nodeTypes="cc"/>
            <draw:path draw:style-name="gr6" draw:id="shape213" draw:name="path588" draw:layer="g1212" svg:width="48.37834261333pt" svg:height="39.37367118400pt" draw:transform="matrix(0.05834344000 0.00000000000 0.00000000000 0.05215807000 30.66470829587pt 22.79199994906pt)" svg:viewBox="0 0 48 39" svg:d="M0 0L48.3783 39.3737" koffice:nodeTypes="cc"/>
            <draw:path draw:style-name="gr6" draw:id="shape214" draw:name="path589" draw:layer="g1212" svg:width="39.37208377600pt" svg:height="31.36426382452pt" draw:transform="matrix(0.05834344000 0.00000000000 0.00000000000 0.05215807000 31.16086090963pt 22.79199994906pt)" svg:viewBox="0 0 39 31" svg:d="M0 0L39.3721 31.3643" koffice:nodeTypes="cc"/>
            <draw:path draw:style-name="gr6" draw:id="shape215" draw:name="path590" draw:layer="g1212" svg:width="31.36265447226pt" svg:height="22.35971920696pt" draw:transform="matrix(0.05834344000 0.00000000000 0.00000000000 0.05215807000 31.65701352339pt 22.79199994906pt)" svg:viewBox="0 0 31 22" svg:d="M0 0L31.3627 22.3597" koffice:nodeTypes="cc"/>
            <draw:path draw:style-name="gr6" draw:id="shape216" draw:name="path591" draw:layer="g1212" svg:width="22.35814166261pt" svg:height="17.01600376471pt" draw:transform="matrix(0.05834344000 0.00000000000 0.00000000000 0.05215807000 32.15316613715pt 22.79199994906pt)" svg:viewBox="0 0 22 17" svg:d="M0 0L22.3581 17.016" koffice:nodeTypes="cc"/>
            <draw:path draw:style-name="gr6" draw:id="shape217" draw:name="path592" draw:layer="g1212" svg:width="14.34773284571pt" svg:height="11.68885969455pt" draw:transform="matrix(0.05834344000 0.00000000000 0.00000000000 0.05215807000 32.64931875091pt 22.79199994906pt)" svg:viewBox="0 0 14 12" svg:d="M0 0L14.3477 11.6889" koffice:nodeTypes="cc"/>
            <draw:path draw:style-name="gr6" draw:id="shape218" draw:name="path593" draw:layer="g1212" svg:width="5.35588224000pt" svg:height="5.35739402667pt" draw:transform="matrix(0.05834344000 0.00000000000 0.00000000000 0.05215807000 33.14547136467pt 22.79199994906pt)" svg:viewBox="0 0 5 5" svg:d="M0 0L5.35588 5.35739" koffice:nodeTypes="cc"/>
            <draw:path draw:style-name="gr6" draw:id="shape219" draw:name="path594" draw:layer="g1212" svg:width="85.07841807812pt" svg:height="76.07320570182pt" draw:transform="matrix(0.05834344000 0.00000000000 0.00000000000 0.05215807000 28.51473987750pt 23.08771534273pt)" svg:viewBox="0 0 85 76" svg:d="M0 0L85.0784 76.0732" koffice:nodeTypes="cc"/>
            <draw:path draw:style-name="gr6" draw:id="shape220" draw:name="path595" draw:layer="g1212" svg:width="93.08861985362pt" svg:height="85.07841807812pt" draw:transform="matrix(-0.05834344000 0.00000000000 0.00000000000 0.05215807000 33.47622265977pt 22.64416184206pt)" svg:viewBox="0 0 93 85" svg:d="M0 0L93.0886 85.0784" koffice:nodeTypes="cc"/>
            <draw:path draw:style-name="gr6" draw:id="shape221" draw:name="path596" draw:layer="g1212" svg:width="82.41011150049pt" svg:height="73.40280973838pt" draw:transform="matrix(-0.05834344000 0.00000000000 0.00000000000 0.05215807000 32.98007004601pt 22.64416184206pt)" svg:viewBox="0 0 82 73" svg:d="M0 0L82.4101 73.4028" koffice:nodeTypes="cc"/>
            <draw:path draw:style-name="gr6" draw:id="shape222" draw:name="path597" draw:layer="g1212" svg:width="65.39419584985pt" svg:height="56.38725564632pt" draw:transform="matrix(-0.05834344000 0.00000000000 0.00000000000 0.05215807000 32.31854878591pt 22.79199867567pt)" svg:viewBox="0 0 65 56" svg:d="M0 0L65.3942 56.3873" koffice:nodeTypes="cc"/>
            <draw:path draw:style-name="gr6" draw:id="shape223" draw:name="path598" draw:layer="g1212" svg:width="56.38725564632pt" svg:height="48.37994892000pt" draw:transform="matrix(-0.05834344000 0.00000000000 0.00000000000 0.05215807000 31.82239617215pt 22.79199867567pt)" svg:viewBox="0 0 56 48" svg:d="M0 0L56.3873 48.3799" koffice:nodeTypes="cc"/>
            <draw:path draw:style-name="gr6" draw:id="shape224" draw:name="path599" draw:layer="g1212" svg:width="48.37834261333pt" svg:height="39.37367118400pt" draw:transform="matrix(-0.05834344000 0.00000000000 0.00000000000 0.05215807000 31.32624355839pt 22.79199867567pt)" svg:viewBox="0 0 48 39" svg:d="M0 0L48.3783 39.3737" koffice:nodeTypes="cc"/>
            <draw:path draw:style-name="gr6" draw:id="shape225" draw:name="path600" draw:layer="g1212" svg:width="39.37208377600pt" svg:height="31.36426382452pt" draw:transform="matrix(-0.05834344000 0.00000000000 0.00000000000 0.05215807000 30.83009094463pt 22.79199867567pt)" svg:viewBox="0 0 39 31" svg:d="M0 0L39.3721 31.3643" koffice:nodeTypes="cc"/>
            <draw:path draw:style-name="gr6" draw:id="shape226" draw:name="path601" draw:layer="g1212" svg:width="31.36265447226pt" svg:height="22.35971920696pt" draw:transform="matrix(-0.05834344000 0.00000000000 0.00000000000 0.05215807000 30.33393833087pt 22.79199867567pt)" svg:viewBox="0 0 31 22" svg:d="M0 0L31.3627 22.3597" koffice:nodeTypes="cc"/>
            <draw:path draw:style-name="gr6" draw:id="shape227" draw:name="path602" draw:layer="g1212" svg:width="22.35814166261pt" svg:height="17.01600376471pt" draw:transform="matrix(-0.05834344000 0.00000000000 0.00000000000 0.05215807000 29.83778571711pt 22.79199867567pt)" svg:viewBox="0 0 22 17" svg:d="M0 0L22.3581 17.016" koffice:nodeTypes="cc"/>
            <draw:path draw:style-name="gr6" draw:id="shape228" draw:name="path603" draw:layer="g1212" svg:width="14.34773284571pt" svg:height="11.68885969455pt" draw:transform="matrix(-0.05834344000 0.00000000000 0.00000000000 0.05215807000 29.34163310335pt 22.79199867567pt)" svg:viewBox="0 0 14 12" svg:d="M0 0L14.3477 11.6889" koffice:nodeTypes="cc"/>
            <draw:path draw:style-name="gr6" draw:id="shape229" draw:name="path604" draw:layer="g1212" svg:width="5.35588224000pt" svg:height="5.35739402667pt" draw:transform="matrix(-0.05834344000 0.00000000000 0.00000000000 0.05215807000 28.84548048959pt 22.79199867567pt)" svg:viewBox="0 0 5 5" svg:d="M0 0L5.35588 5.35739" koffice:nodeTypes="cc"/>
            <draw:path draw:style-name="gr6" draw:id="shape230" draw:name="path605" draw:layer="g1212" svg:width="93.08861985362pt" svg:height="85.07841807812pt" draw:transform="matrix(-0.05834344000 0.00000000000 0.00000000000 0.05215807000 33.47620865734pt 23.08771534273pt)" svg:viewBox="0 0 93 85" svg:d="M0 0L93.0886 85.0784" koffice:nodeTypes="cc"/>
            <draw:path draw:style-name="gr6" draw:id="shape231" draw:name="path606" draw:layer="g1212" svg:width="93.08861985362pt" svg:height="85.07841807812pt" draw:transform="matrix(-0.05834344000 0.00000000000 0.00000000000 0.05215807000 33.47620865734pt 23.53126298010pt)" svg:viewBox="0 0 93 85" svg:d="M0 0L93.0886 85.0784" koffice:nodeTypes="cc"/>
            <draw:path draw:style-name="gr6" draw:id="shape232" draw:name="path607" draw:layer="g1212" svg:width="93.08861985362pt" svg:height="85.07841807812pt" draw:transform="matrix(-0.05834344000 0.00000000000 0.00000000000 0.05215807000 33.47621799229pt 23.97482313540pt)" svg:viewBox="0 0 93 85" svg:d="M0 0L93.0886 85.0784" koffice:nodeTypes="cc"/>
            <draw:path draw:style-name="gr6" draw:id="shape233" draw:name="path608" draw:layer="g1212" svg:width="93.08861985362pt" svg:height="85.07841807812pt" draw:transform="matrix(-0.05834344000 0.00000000000 0.00000000000 0.05215807000 33.47621799229pt 24.41836075842pt)" svg:viewBox="0 0 93 85" svg:d="M0 0L93.0886 85.0784" koffice:nodeTypes="cc"/>
            <draw:path draw:style-name="gr6" draw:id="shape234" draw:name="path609" draw:layer="g1212" svg:width="93.08861985362pt" svg:height="85.07841807812pt" draw:transform="matrix(-0.05834344000 0.00000000000 0.00000000000 0.05215807000 33.47621799229pt 24.86192383458pt)" svg:viewBox="0 0 93 85" svg:d="M0 0L93.0886 85.0784" koffice:nodeTypes="cc"/>
            <draw:path draw:style-name="gr6" draw:id="shape235" draw:name="path610" draw:layer="g1212" svg:width="93.08861985362pt" svg:height="85.07841807812pt" draw:transform="matrix(-0.05834344000 0.00000000000 0.00000000000 0.05215807000 33.47621799229pt 25.30547147195pt)" svg:viewBox="0 0 93 85" svg:d="M0 0L93.0886 85.0784" koffice:nodeTypes="cc"/>
            <draw:path draw:style-name="gr6" draw:id="shape236" draw:name="path611" draw:layer="g1212" svg:width="93.08861985362pt" svg:height="85.07841807812pt" draw:transform="matrix(-0.05834344000 0.00000000000 0.00000000000 0.05215807000 33.47621799229pt 25.74901869206pt)" svg:viewBox="0 0 93 85" svg:d="M0 0L93.0886 85.0784" koffice:nodeTypes="cc"/>
            <draw:path draw:style-name="gr6" draw:id="shape237" draw:name="path612" draw:layer="g1212" svg:width="93.08861985362pt" svg:height="85.07841807812pt" draw:transform="matrix(-0.05834344000 0.00000000000 0.00000000000 0.05215807000 33.47621799229pt 26.19256925028pt)" svg:viewBox="0 0 93 85" svg:d="M0 0L93.0886 85.0784" koffice:nodeTypes="cc"/>
            <draw:path draw:style-name="gr6" draw:id="shape238" draw:name="path613" draw:layer="g1212" svg:width="87.74738155636pt" svg:height="79.74092916658pt" draw:transform="matrix(-0.05834344000 0.00000000000 0.00000000000 0.05215807000 33.47620865734pt 26.63611980850pt)" svg:viewBox="0 0 88 80" svg:d="M0 0L87.7474 79.7409" koffice:nodeTypes="cc"/>
            <draw:path draw:style-name="gr6" draw:id="shape239" draw:name="path614" draw:layer="g1212" svg:width="79.74092916658pt" svg:height="70.73305139380pt" draw:transform="matrix(-0.05834344000 0.00000000000 0.00000000000 0.05215807000 33.47620865734pt 27.07965617973pt)" svg:viewBox="0 0 80 71" svg:d="M0 0L79.7409 70.7331" koffice:nodeTypes="cc"/>
            <draw:path draw:style-name="gr6" draw:id="shape240" draw:name="path615" draw:layer="g1212" svg:width="62.72691828645pt" svg:height="56.38725564632pt" draw:transform="matrix(-0.05834344000 0.00000000000 0.00000000000 0.05215807000 33.31084001101pt 27.67105358591pt)" svg:viewBox="0 0 63 56" svg:d="M0 0L62.7269 56.3873" koffice:nodeTypes="cc"/>
            <draw:path draw:style-name="gr6" draw:id="shape241" draw:name="path616" draw:layer="g1212" svg:width="51.04641055373pt" svg:height="45.71159109689pt" draw:transform="matrix(-0.05834344000 0.00000000000 0.00000000000 0.05215807000 33.14545269477pt 28.26245099209pt)" svg:viewBox="0 0 51 46" svg:d="M0 0L51.0464 45.7116" koffice:nodeTypes="cc"/>
            <draw:path draw:style-name="gr6" draw:id="shape242" draw:name="path617" draw:layer="g1212" svg:width="25.03315938462pt" svg:height="22.35814166261pt" draw:transform="matrix(-0.05834344000 0.00000000000 0.00000000000 0.05215807000 32.81468739725pt 29.00171444039pt)" svg:viewBox="0 0 25 22" svg:d="M0 0L25.0332 22.3581" koffice:nodeTypes="cc"/>
            <draw:path draw:style-name="gr6" draw:id="shape243" draw:name="path618" draw:layer="g1212" svg:width="82.41011150049pt" svg:height="73.40280973838pt" draw:transform="matrix(0.05834344000 0.00000000000 0.00000000000 0.05215807000 28.51473987750pt 23.53127549803pt)" svg:viewBox="0 0 82 73" svg:d="M0 0L82.4101 73.4028" koffice:nodeTypes="cc"/>
            <draw:path draw:style-name="gr6" draw:id="shape244" draw:name="path619" draw:layer="g1212" svg:width="82.41011150049pt" svg:height="73.40280973838pt" draw:transform="matrix(0.05834344000 0.00000000000 0.00000000000 0.05215807000 28.51471603222pt 23.97480018585pt)" svg:viewBox="0 0 82 73" svg:d="M0 0L82.4101 73.4028" koffice:nodeTypes="cc"/>
            <draw:path draw:style-name="gr6" draw:id="shape245" draw:name="path620" draw:layer="g1212" svg:width="79.74253666025pt" svg:height="70.73305139380pt" draw:transform="matrix(0.05834344000 0.00000000000 0.00000000000 0.05215807000 28.51472672073pt 24.41835366493pt)" svg:viewBox="0 0 80 71" svg:d="M0 0L79.7425 70.7331" koffice:nodeTypes="cc"/>
            <draw:path draw:style-name="gr6" draw:id="shape246" draw:name="path621" draw:layer="g1212" svg:width="79.74253666025pt" svg:height="70.73305139380pt" draw:transform="matrix(0.05834344000 0.00000000000 0.00000000000 0.05215807000 28.51472672073pt 24.86191382023pt)" svg:viewBox="0 0 80 71" svg:d="M0 0L79.7425 70.7331" koffice:nodeTypes="cc"/>
            <draw:path draw:style-name="gr6" draw:id="shape247" draw:name="path622" draw:layer="g1212" svg:width="76.07320570182pt" svg:height="68.06241431529pt" draw:transform="matrix(0.05834344000 0.00000000000 0.00000000000 0.05215807000 28.51474781772pt 25.30547355828pt)" svg:viewBox="0 0 76 68" svg:d="M0 0L76.0732 68.0624" koffice:nodeTypes="cc"/>
            <draw:path draw:style-name="gr6" draw:id="shape248" draw:name="path623" draw:layer="g1212" svg:width="76.07320570182pt" svg:height="68.06401505882pt" draw:transform="matrix(0.05834344000 0.00000000000 0.00000000000 0.05215807000 28.34934318515pt 25.60114889455pt)" svg:viewBox="0 0 76 68" svg:d="M0 0L76.0732 68.064" koffice:nodeTypes="cc"/>
            <draw:path draw:style-name="gr6" draw:id="shape249" draw:name="path624" draw:layer="g1212" svg:width="70.73305139380pt" svg:height="62.72691828645pt" draw:transform="matrix(0.05834344000 0.00000000000 0.00000000000 0.05215807000 28.34934318515pt 26.04470904986pt)" svg:viewBox="0 0 71 63" svg:d="M0 0L70.7331 62.7269" koffice:nodeTypes="cc"/>
            <draw:path draw:style-name="gr6" draw:id="shape250" draw:name="path625" draw:layer="g1212" svg:width="70.73305139380pt" svg:height="62.72691828645pt" draw:transform="matrix(0.05834344000 0.00000000000 0.00000000000 0.05215807000 28.18396385030pt 26.34040358030pt)" svg:viewBox="0 0 71 63" svg:d="M0 0L70.7331 62.7269" koffice:nodeTypes="cc"/>
            <draw:path draw:style-name="gr6" draw:id="shape251" draw:name="path626" draw:layer="g1212" svg:width="68.06401505882pt" svg:height="59.05812566400pt" draw:transform="matrix(0.05834344000 0.00000000000 0.00000000000 0.05215807000 28.01855921773pt 26.63612022577pt)" svg:viewBox="0 0 68 59" svg:d="M0 0L68.064 59.0581" koffice:nodeTypes="cc"/>
            <draw:path draw:style-name="gr6" draw:id="shape252" draw:name="path627" draw:layer="g1212" svg:width="65.39419584985pt" svg:height="56.38566428070pt" draw:transform="matrix(0.05834344000 0.00000000000 0.00000000000 0.05215807000 28.01859609078pt 27.07966869767pt)" svg:viewBox="0 0 65 56" svg:d="M0 0L65.3942 56.3857" koffice:nodeTypes="cc"/>
            <draw:path draw:style-name="gr6" draw:id="shape253" draw:name="path628" draw:layer="g1212" svg:width="56.38725564632pt" svg:height="51.04641055373pt" draw:transform="matrix(0.05834344000 0.00000000000 0.00000000000 0.05215807000 28.01859520396pt 27.52321675230pt)" svg:viewBox="0 0 56 51" svg:d="M0 0L56.3873 51.0464" koffice:nodeTypes="cc"/>
            <draw:path draw:style-name="gr6" draw:id="shape254" draw:name="path636" draw:layer="g1212" svg:width="85.07841807812pt" svg:height="17.43884310222pt" draw:transform="matrix(0.05834344000 0.00000000000 0.00000000000 0.05215754842 28.51473920981pt 21.90490431964pt)" svg:viewBox="0 0 85 17" svg:d="M0 0L0 13.9509C28.3595 18.6015 56.7189 18.6015 85.0784 13.9509L85.0784 0C56.7189 4.65057 28.3595 4.65057 0 0Z" koffice:nodeTypes="ccccc"/>
            <draw:path draw:style-name="gr6" draw:id="shape255" draw:name="path629" draw:layer="g1212" svg:width="51.04801129412pt" svg:height="45.70997851022pt" draw:transform="matrix(0.05834344000 0.00000000000 0.00000000000 0.05215807000 28.01855921773pt 27.96677315223pt)" svg:viewBox="0 0 51 46" svg:d="M0 0L51.048 45.71" koffice:nodeTypes="cc"/>
            <draw:path draw:style-name="gr6" draw:id="shape256" draw:name="path630" draw:layer="g1212" svg:width="45.71159109689pt" svg:height="39.37208377600pt" draw:transform="matrix(0.05834344000 0.00000000000 0.00000000000 0.05215807000 28.01855921773pt 28.41029199834pt)" svg:viewBox="0 0 46 39" svg:d="M0 0L45.7116 39.3721" koffice:nodeTypes="cc"/>
            <draw:path draw:style-name="gr6" draw:id="shape257" draw:name="path631" draw:layer="g1212" svg:width="39.37208377600pt" svg:height="34.03040679529pt" draw:transform="matrix(0.05834344000 0.00000000000 0.00000000000 0.05215807000 28.01859520396pt 28.85386091620pt)" svg:viewBox="0 0 39 34" svg:d="M0 0L39.3721 34.0304" koffice:nodeTypes="cc"/>
            <draw:path draw:style-name="gr6" draw:id="shape258" draw:name="path632" draw:layer="g1212" svg:width="28.69870528000pt" svg:height="25.03158944000pt" draw:transform="matrix(0.05834344000 0.00000000000 0.00000000000 0.05215807000 28.01855921773pt 29.29741314348pt)" svg:viewBox="0 0 29 25" svg:d="M0 0L28.6987 25.0316" koffice:nodeTypes="cc"/>
            <draw:path draw:style-name="gr6" draw:id="shape259" draw:name="path633" draw:layer="g1212" svg:width="22.35971920696pt" svg:height="19.68762931200pt" draw:transform="matrix(0.05834344000 0.00000000000 0.00000000000 0.05215807000 28.01855921773pt 29.74093198960pt)" svg:viewBox="0 0 22 20" svg:d="M0 0L22.3597 19.6876" koffice:nodeTypes="cc"/>
            <draw:path draw:style-name="gr6" draw:id="shape260" draw:name="path634" draw:layer="g1212" svg:width="14.34773284571pt" svg:height="11.68721041455pt" draw:transform="matrix(0.05834344000 0.00000000000 0.00000000000 0.05215807000 28.01859609078pt 30.18450925275pt)" svg:viewBox="0 0 14 12" svg:d="M0 0L14.3477 11.6872" koffice:nodeTypes="cc"/>
            <draw:ellipse draw:style-name="gr13" draw:id="shape261" draw:name="path576" draw:layer="g1212" svg:width="14.17321776000pt" svg:height="42.51965280000pt" draw:transform="matrix(0.03182366272 0.00000000000 0.00000000000 0.00750173873 28.51472819825pt 22.16571131993pt)" draw:kind="full"/>
            <draw:ellipse draw:style-name="gr13" draw:id="shape262" draw:name="path577" draw:layer="g1212" svg:width="14.17321776000pt" svg:height="42.51965280000pt" draw:transform="matrix(0.03182366272 0.00000000000 0.00000000000 0.00750173873 29.41682949201pt 22.24545591182pt)" draw:kind="full"/>
            <draw:ellipse draw:style-name="gr14" draw:id="shape263" draw:name="path578" draw:layer="g1212" svg:width="14.17324224000pt" svg:height="42.51972640000pt" draw:transform="matrix(0.03182366272 0.00000000000 0.00000000000 0.00750168658 30.31891817594pt 22.32519421353pt)" draw:kind="full"/>
            <draw:ellipse draw:style-name="gr14" draw:id="shape264" draw:name="path579" draw:layer="g1212" svg:width="14.17321776000pt" svg:height="42.51972640000pt" draw:transform="matrix(0.03182366272 0.00000000000 0.00000000000 0.00750168658 31.22100585680pt 22.32519421353pt)" draw:kind="full"/>
            <draw:ellipse draw:style-name="gr13" draw:id="shape265" draw:name="path580" draw:layer="g1212" svg:width="14.17321776000pt" svg:height="42.51965280000pt" draw:transform="matrix(0.03182366272 0.00000000000 0.00000000000 0.00750173873 32.12309493026pt 22.24545591182pt)" draw:kind="full"/>
            <draw:ellipse draw:style-name="gr13" draw:id="shape266" draw:name="path581" draw:layer="g1212" svg:width="14.17324224000pt" svg:height="42.51965280000pt" draw:transform="matrix(0.03182366272 0.00000000000 0.00000000000 0.00750173873 33.02517249712pt 22.16571131993pt)" draw:kind="full"/>
            <draw:path draw:style-name="gr6" draw:id="shape267" draw:name="path638" draw:layer="g1212" svg:width="102.09422174902pt" svg:height="59.05812566400pt" draw:transform="matrix(0.05834344000 0.00000000000 0.00000000000 0.05215807000 21.40327063027pt 26.48825460090pt)" svg:viewBox="0 0 102 59" svg:d="M0 59.0581L102.094 0" koffice:nodeTypes="cc"/>
            <draw:path draw:style-name="gr6" draw:id="shape268" draw:name="path639" draw:layer="g1212" svg:width="96.75668522667pt" svg:height="56.38725564632pt" draw:transform="matrix(0.05834344000 0.00000000000 0.00000000000 0.05215807000 21.07249637120pt 26.48824316786pt)" svg:viewBox="0 0 97 56" svg:d="M0 56.3873L96.7567 0" koffice:nodeTypes="cc"/>
            <draw:path draw:style-name="gr6" draw:id="shape269" draw:name="path640" draw:layer="g1212" svg:width="87.74738155636pt" svg:height="51.04801129412pt" draw:transform="matrix(0.05834344000 0.00000000000 0.00000000000 0.05215807000 20.90711614952pt 26.48823540673pt)" svg:viewBox="0 0 88 51" svg:d="M0 51.048L87.7474 0" koffice:nodeTypes="cc"/>
            <draw:path draw:style-name="gr6" draw:id="shape270" draw:name="path641" draw:layer="g1212" svg:width="76.07320570182pt" svg:height="45.71159109689pt" draw:transform="matrix(0.05834344000 0.00000000000 0.00000000000 0.05215807000 20.74173023353pt 26.48825084552pt)" svg:viewBox="0 0 76 46" svg:d="M0 45.7116L76.0732 0" koffice:nodeTypes="cc"/>
            <draw:path draw:style-name="gr6" draw:id="shape271" draw:name="path642" draw:layer="g1212" svg:width="70.73305139380pt" svg:height="39.37208377600pt" draw:transform="matrix(0.05834344000 0.00000000000 0.00000000000 0.05215807000 20.41095326732pt 26.48826294620pt)" svg:viewBox="0 0 71 39" svg:d="M0 39.3721L70.7331 0" koffice:nodeTypes="cc"/>
            <draw:path draw:style-name="gr6" draw:id="shape272" draw:name="path643" draw:layer="g1212" svg:width="48.37834261333pt" svg:height="28.69708546286pt" draw:transform="matrix(0.05834344000 0.00000000000 0.00000000000 0.05215807000 20.57636905515pt 26.63610562151pt)" svg:viewBox="0 0 48 29" svg:d="M0 28.6971L48.3783 0" koffice:nodeTypes="cc"/>
            <draw:path draw:style-name="gr6" draw:id="shape273" draw:name="path644" draw:layer="g1212" svg:width="36.70140486919pt" svg:height="22.35814166261pt" draw:transform="matrix(0.05834344000 0.00000000000 0.00000000000 0.05215807000 20.41096073528pt 26.63611480133pt)" svg:viewBox="0 0 37 22" svg:d="M0 22.3581L36.7014 0" koffice:nodeTypes="cc"/>
            <draw:path draw:style-name="gr6" draw:id="shape274" draw:name="path645" draw:layer="g1212" svg:width="25.03315938462pt" svg:height="14.34935264000pt" draw:transform="matrix(0.05834344000 0.00000000000 0.00000000000 0.05215807000 20.41094299887pt 26.63608851366pt)" svg:viewBox="0 0 25 14" svg:d="M0 14.3494L25.0332 0" koffice:nodeTypes="cc"/>
            <draw:path draw:style-name="gr6" draw:id="shape275" draw:name="path654" draw:layer="g1212" svg:width="96.75668522667pt" svg:height="56.38725564632pt" draw:transform="matrix(0.05834344000 0.00000000000 0.00000000000 0.05215807000 21.89942926508pt 26.78397279025pt)" svg:viewBox="0 0 97 56" svg:d="M0 56.3873L96.7567 0" koffice:nodeTypes="cc"/>
            <draw:path draw:style-name="gr6" draw:id="shape276" draw:name="path655" draw:layer="g1212" svg:width="90.41853184000pt" svg:height="53.71557551407pt" draw:transform="matrix(0.05834344000 0.00000000000 0.00000000000 0.05215807000 22.39555280046pt 27.07967328758pt)" svg:viewBox="0 0 90 54" svg:d="M0 53.7156L90.4185 0" koffice:nodeTypes="cc"/>
            <draw:path draw:style-name="gr6" draw:id="shape277" draw:name="path656" draw:layer="g1212" svg:width="85.07841807812pt" svg:height="51.04801129412pt" draw:transform="matrix(0.05834344000 0.00000000000 0.00000000000 0.05215807000 22.89171680286pt 27.37535446555pt)" svg:viewBox="0 0 85 51" svg:d="M0 51.048L85.0784 0" koffice:nodeTypes="cc"/>
            <draw:path draw:style-name="gr6" draw:id="shape278" draw:name="path657" draw:layer="g1212" svg:width="70.73305139380pt" svg:height="42.04535813953pt" draw:transform="matrix(0.05834344000 0.00000000000 0.00000000000 0.05215807000 23.38786568264pt 27.96673100851pt)" svg:viewBox="0 0 71 42" svg:d="M0 42.0454L70.7331 0" koffice:nodeTypes="cc"/>
            <draw:path draw:style-name="gr6" draw:id="shape279" draw:name="path658" draw:layer="g1212" svg:width="62.72530894452pt" svg:height="36.70140486919pt" draw:transform="matrix(0.05834344000 0.00000000000 0.00000000000 0.05215807000 24.04940747963pt 28.26243889141pt)" svg:viewBox="0 0 63 37" svg:d="M0 36.7014L62.7253 0" koffice:nodeTypes="cc"/>
            <draw:path draw:style-name="gr6" draw:id="shape280" draw:name="path659" draw:layer="g1212" svg:width="53.71717130667pt" svg:height="31.36265447226pt" draw:transform="matrix(0.05834344000 0.00000000000 0.00000000000 0.05215807000 24.54555355893pt 28.70600113304pt)" svg:viewBox="0 0 54 31" svg:d="M0 31.3627L53.7172 0" koffice:nodeTypes="cc"/>
            <draw:path draw:style-name="gr6" draw:id="shape281" draw:name="path660" draw:layer="g1212" svg:width="42.04535813953pt" svg:height="25.03315938462pt" draw:transform="matrix(0.05834344000 0.00000000000 0.00000000000 0.05215807000 25.04167396711pt 29.14955753297pt)" svg:viewBox="0 0 42 25" svg:d="M0 25.0332L42.0454 0" koffice:nodeTypes="cc"/>
            <draw:path draw:style-name="gr6" draw:id="shape282" draw:name="path661" draw:layer="g1212" svg:width="34.03200752941pt" svg:height="19.68604188800pt" draw:transform="matrix(0.05834344000 0.00000000000 0.00000000000 0.05215807000 25.70321249686pt 29.44525790512pt)" svg:viewBox="0 0 34 20" svg:d="M0 19.686L34.032 0" koffice:nodeTypes="cc"/>
            <draw:path draw:style-name="gr6" draw:id="shape283" draw:name="path662" draw:layer="g1212" svg:width="22.35971920696pt" svg:height="14.34935264000pt" draw:transform="matrix(0.05834344000 0.00000000000 0.00000000000 0.05215807000 26.36473002298pt 29.88878175841pt)" svg:viewBox="0 0 22 14" svg:d="M0 14.3494L22.3597 0" koffice:nodeTypes="cc"/>
            <draw:path draw:style-name="gr6" draw:id="shape284" draw:name="path663" draw:layer="g1212" svg:width="14.34935264000pt" svg:height="8.03533511111pt" draw:transform="matrix(0.05834344000 0.00000000000 0.00000000000 0.05215807000 27.02626248501pt 30.18447879244pt)" svg:viewBox="0 0 14 8" svg:d="M0 8.03534L14.3494 0" koffice:nodeTypes="cc"/>
            <draw:path draw:style-name="gr6" draw:id="shape285" draw:name="path635" draw:layer="g1212" svg:width="85.07841807812pt" svg:height="17.43884310222pt" draw:transform="matrix(0.00000000000 0.05215807000 -0.05834285657 0.00000000000 28.18396242672pt 26.34041359465pt)" svg:viewBox="0 0 85 17" svg:d="M0 0L0 13.9509C28.3595 18.6015 56.7189 18.6015 85.0784 13.9509L85.0784 0C56.7189 4.65057 28.3595 4.65057 0 0Z" koffice:nodeTypes="ccccc"/>
            <draw:path draw:style-name="gr6" draw:id="shape286" draw:name="path664" draw:layer="g1212" svg:width="34.03200752941pt" svg:height="28.69708546286pt" draw:transform="matrix(0.05834344000 0.00000000000 0.00000000000 0.05215807000 18.42635494771pt 26.93180115339pt)" svg:viewBox="0 0 34 29" svg:d="M0 28.6971L34.032 0" koffice:nodeTypes="cc"/>
            <draw:path draw:style-name="gr6" draw:id="shape287" draw:name="path665" draw:layer="g1212" svg:width="34.03200752941pt" svg:height="34.03200752941pt" draw:transform="matrix(0.05834344000 0.00000000000 0.00000000000 -0.05215807000 18.42635494771pt 29.14956796458pt)" svg:viewBox="0 0 34 34" svg:d="M0 34.032L34.032 0" koffice:nodeTypes="cc"/>
            <draw:path draw:style-name="gr6" draw:id="shape288" draw:name="path637" draw:layer="g1212" svg:width="93.98240082383pt" svg:height="24.60874291840pt" draw:transform="matrix(0.00000000000 0.03303342695 -0.04667451863 0.00000000000 21.40325438596pt 26.63610311579pt)" svg:viewBox="0 0 94 25" svg:d="M0 0L4.47558 21.093C32.8193 25.7807 56.6875 25.7807 85.0312 21.093L93.9824 0C65.6387 4.68768 28.3437 4.68768 0 0Z" koffice:nodeTypes="ccccc"/>
            <draw:path draw:style-name="gr6" draw:id="shape289" draw:name="path674" draw:layer="g1212" svg:width="56.38725564632pt" svg:height="31.60290322581pt" draw:transform="matrix(0.08741830989 0.00000000000 0.00000000000 0.05215807000 28.51471987355pt 17.61105373399pt)" svg:viewBox="0 0 56 32" svg:d="M56.3873 31.6029L56.3873 17.1726C47.9291 17.2929 42.2908 8.70665 42.29 0L14.0972 0.120354C14.0972 8.70665 8.45817 17.2929 0 17.2929L0 31.6029Z" koffice:nodeTypes="ccccccc"/>
            <draw:rect draw:style-name="gr15" draw:id="shape290" draw:name="rect675" draw:layer="g1212" svg:width="36.40493760000pt" svg:height="17.00783840000pt" draw:transform="matrix(0.05834344000 0.00000000000 0.00000000000 0.05215807000 29.93072214956pt 16.73017069402pt)"/>
            <draw:rect draw:style-name="gr15" draw:id="shape291" draw:name="rect676" draw:layer="g1212" svg:width="30.33742960000pt" svg:height="17.00784880000pt" draw:transform="matrix(0.05834344000 0.00000000000 0.00000000000 0.05215807000 30.10772261084pt 15.84306832578pt)"/>
            <draw:rect draw:style-name="gr15" draw:id="shape292" draw:name="rect677" draw:layer="g1212" svg:width="30.33742960000pt" svg:height="17.00787520000pt" draw:transform="matrix(0.05834344000 0.00000000000 0.00000000000 0.05215807000 30.10772261084pt 14.95597638915pt)"/>
            <draw:rect draw:style-name="gr15" draw:id="shape293" draw:name="rect679" draw:layer="g1212" svg:width="24.26995840000pt" svg:height="22.67718480000pt" draw:transform="matrix(0.05834344000 0.00000000000 0.00000000000 0.05215807000 30.28471980489pt 13.77317615236pt)"/>
            <draw:rect draw:style-name="gr16" draw:id="shape294" draw:name="rect680" draw:layer="g1212" svg:width="26.36221920000pt" svg:height="19.84253200000pt" draw:transform="matrix(0.05834344000 0.00000000000 0.00000000000 0.05215807000 30.22368556544pt 12.73822818796pt)"/>
            <draw:ellipse draw:style-name="gr6" draw:id="shape295" draw:name="path681" draw:layer="g1212" svg:width="68.03149440000pt" svg:height="53.85827680000pt" draw:transform="matrix(0.06028826023 0.00000000000 0.00000000000 0.05215807000 29.02741676488pt 10.37263593447pt)" draw:kind="full"/>
            <draw:path draw:style-name="gr6" draw:id="shape296" draw:name="path683" draw:layer="g1212" svg:width="51.04641055373pt" svg:height="53.71717130667pt" draw:transform="matrix(0.06028826023 0.00000000000 0.00000000000 0.05215807000 29.54010427765pt 10.37263856324pt)" svg:viewBox="0 0 51 54" svg:d="M42.5385 25.4451C42.5385 32.8584 51.0464 45.2355 51.0464 45.2355C44.8868 50.0971 34.9159 53.7172 25.5236 53.7172C16.1313 53.7172 4.43482 51.7001 0 45.2355C0 45.2355 8.50787 32.8584 8.50787 25.4451C8.50787 18.0318 0 8.4817 0 8.4817C6.1596 3.62008 16.1305 0 25.5236 0C34.9159 0 44.8868 3.62008 51.0464 8.4817C51.0464 8.4817 42.5385 18.0318 42.5385 25.4451Z" koffice:nodeTypes="ccccccccc"/>
            <draw:path draw:style-name="gr6" draw:id="shape297" draw:name="path685" draw:layer="g1212" svg:width="39.37208377600pt" svg:height="53.78221105100pt" draw:transform="matrix(0.06028826023 0.00000000000 0.00000000000 0.05215807000 29.88191459785pt 10.37263856324pt)" svg:viewBox="0 0 39 54" svg:d="M30.9351 25.4605C30.9351 32.8783 39.3721 48.0915 39.3721 48.0915C33.2638 52.9561 29.0001 53.7497 19.686 53.7497C10.372 53.7497 4.39787 54.56 0 48.0915C0 48.0915 8.43699 32.8783 8.43699 25.4605C8.43699 18.0427 0 5.65816 0 5.65816C6.10828 0.793595 10.3712 0 19.686 0C29.0001 0 33.2638 0.793595 39.3721 5.65816C39.3721 5.65816 30.9351 18.0427 30.9351 25.4605Z" koffice:nodeTypes="ccccccccc"/>
            <draw:ellipse draw:style-name="gr6" draw:id="shape298" draw:name="path686" draw:layer="g1212" svg:width="17.00786080000pt" svg:height="17.00787360000pt" draw:transform="matrix(0.06028826023 0.00000000000 0.00000000000 0.05215807000 28.51472978888pt 11.40758439959pt)" draw:kind="full"/>
            <draw:ellipse draw:style-name="gr6" draw:id="shape299" draw:name="path687" draw:layer="g1212" svg:width="17.00786080000pt" svg:height="17.00787360000pt" draw:transform="matrix(0.06028826023 0.00000000000 0.00000000000 0.05215807000 32.61622834637pt 11.40758439959pt)" draw:kind="full"/>
            <draw:ellipse draw:style-name="gr6" draw:id="shape300" draw:name="path688" draw:layer="g1212" svg:width="17.00786080000pt" svg:height="17.00787360000pt" draw:transform="matrix(0.06028826023 0.00000000000 0.00000000000 0.05215807000 30.56547510027pt 11.40758439959pt)" draw:kind="full"/>
            <draw:ellipse draw:style-name="gr6" draw:id="shape301" draw:name="path689" draw:layer="g1212" svg:width="17.00786080000pt" svg:height="17.00787360000pt" draw:transform="matrix(0.06028826023 0.00000000000 0.00000000000 0.05215807000 30.56547510027pt 9.92908921508pt)" draw:kind="full"/>
            <draw:ellipse draw:style-name="gr6" draw:id="shape302" draw:name="path690" draw:layer="g1212" svg:width="17.00786080000pt" svg:height="17.00787360000pt" draw:transform="matrix(0.06244130820 0.00000000000 0.00000000000 0.05215807000 29.04572328826pt 18.35651977825pt)" draw:kind="full"/>
            <draw:ellipse draw:style-name="gr6" draw:id="shape303" draw:name="path691" draw:layer="g1212" svg:width="17.00786080000pt" svg:height="17.00787360000pt" draw:transform="matrix(0.06244130820 0.00000000000 0.00000000000 0.05215807000 31.87770546440pt 18.35651977825pt)" draw:kind="full"/>
            <draw:path draw:style-name="gr6" draw:id="shape304" draw:name="path693" draw:layer="g1212" svg:width="39.37367118400pt" svg:height="25.03315938462pt" draw:transform="matrix(0.06244130820 0.00000000000 0.00000000000 0.05215807000 29.75369721792pt 17.61727097593pt)" svg:viewBox="0 0 39 25" svg:d="M0 0L39.3737 0L19.6872 25.0332Z" koffice:nodeTypes="cccc"/>
            <draw:ellipse draw:style-name="gr6" draw:id="shape305" draw:name="path692" draw:layer="g1212" svg:width="17.00786080000pt" svg:height="17.00787360000pt" draw:transform="matrix(0.08325515538 0.00000000000 0.00000000000 0.06954418026 30.28472388507pt 18.06082369736pt)" draw:kind="full"/>
          </draw:g>
          <draw:g draw:style-name="gr1" draw:id="shape306" draw:name="g822" svg:y="22.02563592873pt">
            <draw:rect draw:style-name="gr6" draw:id="shape307" draw:name="rect818" draw:layer="g1212" svg:width="65.19682640000pt" svg:height="17.00788720000pt" draw:transform="matrix(0.05834344000 0.00000000000 0.00000000000 0.05215807000 28.26683505917pt 23.08964143594pt)" svg:rx="3.53854640000pt" svg:ry="3.00000632000pt"/>
            <draw:path draw:style-name="gr6" draw:id="shape308" draw:name="path810" draw:layer="g1212" svg:width="28.69708546286pt" svg:height="42.04535813953pt" draw:transform="matrix(0.05834344000 0.00000000000 0.00000000000 0.05215807000 32.40141481389pt 22.35039634727pt)" svg:viewBox="0 0 29 42" svg:d="M14.3481 0C6.39981 0 0 6.53345 0 14.6498L0 27.3947C0 35.5111 6.39981 42.0454 14.3481 42.0454C22.2973 42.0454 28.6971 35.5111 28.6971 27.3947L28.6971 14.6498C28.6971 6.53345 22.2973 0 14.3481 0ZM14.3481 5.60631C9.57946 5.60631 5.73893 10.8337 5.73893 17.3268L5.73893 24.7193C5.73893 31.2124 9.57946 36.4398 14.3481 36.4398C19.1176 36.4398 22.9573 31.2124 22.9573 24.7193L22.9573 17.3268C22.9573 10.8337 19.1176 5.60631 14.3481 5.60631Z" koffice:nodeTypes="cccccccccccccc"/>
            <draw:path draw:style-name="gr6" draw:id="shape309" draw:name="path812" draw:layer="g1212" svg:width="28.69708546286pt" svg:height="48.37994892000pt" draw:transform="matrix(0.05834344000 0.00000000000 0.00000000000 0.05215807000 28.10145661114pt 22.20254699573pt)" svg:viewBox="0 0 29 48" svg:d="M14.3481 5.69199C9.57946 5.69199 5.73893 10.9993 5.73893 17.5916L5.73893 30.7891C5.73893 37.3815 9.57946 42.6888 14.3481 42.6888C19.1176 42.6888 22.9573 37.3815 22.9573 30.7891L22.9573 17.5916C22.9573 10.9993 19.1176 5.69199 14.3481 5.69199ZM14.3481 0C6.39981 0 0 6.6333 0 14.8737L0 33.5054C0 41.7458 6.39981 48.3799 14.3481 48.3799C22.2973 48.3799 28.6971 41.7458 28.6971 33.5054L28.6971 14.8737C28.6971 6.6333 22.2973 -2.28272e-14 14.3481 0Z" koffice:nodeTypes="cccccccccccccc"/>
            <draw:path draw:style-name="gr6" draw:id="shape310" draw:name="path811" draw:layer="g1212" svg:width="28.69870528000pt" svg:height="38.27088102737pt" draw:transform="matrix(0.05834344000 0.00000000000 0.00000000000 0.05215807000 26.77834407882pt 22.49824569882pt)" svg:viewBox="0 0 29 38" svg:d="M14.3494 5.68977C9.58054 5.68977 5.7399 10.995 5.7399 17.5847L5.73909 20.6869C5.73909 27.2767 9.57973 32.5819 14.3485 32.5819C19.1182 32.5819 22.958 27.2767 22.958 20.6869L22.9588 17.5847C22.9588 10.995 19.119 5.68977 14.3494 5.68977ZM14.3494 0C6.4008 0 0.00080992 6.63071 0.00080992 14.8679L0 23.4022C0 31.6394 6.39999 38.2709 14.3485 38.2709C22.2979 38.2709 28.6979 31.6394 28.6979 23.4022L28.6987 14.8679C28.6987 6.63071 22.2987 -2.28183e-14 14.3494 0Z" koffice:nodeTypes="cccccccccccccc"/>
            <draw:path draw:style-name="gr17" draw:id="shape311" draw:name="path813" draw:layer="g1212" svg:width="28.69708546286pt" svg:height="48.37994892000pt" draw:transform="matrix(0.10501836703 0.00000000000 0.00000000000 0.05829352809 24.13226286063pt 22.05469749597pt)" svg:viewBox="0 0 29 48" svg:d="M14.3481 5.69199C9.57946 5.69199 5.73893 10.9993 5.73893 17.5916L5.73893 30.7891C5.73893 37.3815 9.57946 42.6888 14.3481 42.6888C19.1176 42.6888 22.9573 37.3815 22.9573 30.7891L22.9573 17.5916C22.9573 10.9993 19.1176 5.69199 14.3481 5.69199ZM14.3481 0C6.39981 0 0 6.6333 0 14.8737L0 33.5054C0 41.7458 6.39981 48.3799 14.3481 48.3799C22.2973 48.3799 28.6971 41.7458 28.6971 33.5054L28.6971 14.8737C28.6971 6.6333 22.2973 -2.28272e-14 14.3481 0Z" koffice:nodeTypes="cccccccccccccc"/>
            <draw:path draw:style-name="gr17" draw:id="shape312" draw:name="path814" draw:layer="g1212" svg:width="28.69708546286pt" svg:height="48.37994892000pt" draw:transform="matrix(0.10501836703 0.00000000000 0.00000000000 0.05829352809 34.88215370004pt 22.20254267487pt)" svg:viewBox="0 0 29 48" svg:d="M14.3481 5.69199C9.57946 5.69199 5.73893 10.9993 5.73893 17.5916L5.73893 30.7891C5.73893 37.3815 9.57946 42.6888 14.3481 42.6888C19.1176 42.6888 22.9573 37.3815 22.9573 30.7891L22.9573 17.5916C22.9573 10.9993 19.1176 5.69199 14.3481 5.69199ZM14.3481 0C6.39981 0 0 6.6333 0 14.8737L0 33.5054C0 41.7458 6.39981 48.3799 14.3481 48.3799C22.2973 48.3799 28.6971 41.7458 28.6971 33.5054L28.6971 14.8737C28.6971 6.6333 22.2973 -2.28272e-14 14.3481 0Z" koffice:nodeTypes="cccccccccccccc"/>
            <draw:rect draw:style-name="gr6" draw:id="shape313" draw:name="rect815" draw:layer="g1212" svg:width="34.01574400000pt" svg:height="17.00785040000pt" draw:transform="matrix(0.05834344000 0.00000000000 0.00000000000 0.05215807000 33.55909382197pt 23.08963642876pt)" svg:rx="1.84619864000pt" svg:ry="3.00000000000pt"/>
            <draw:rect draw:style-name="gr6" draw:id="shape314" draw:name="rect817" draw:layer="g1212" svg:width="19.84249600000pt" svg:height="22.67701440000pt" draw:transform="matrix(0.05834344000 0.00000000000 0.00000000000 0.05215807000 31.73987955137pt 22.94179333619pt)" svg:rx="1.07694800000pt" svg:ry="3.99997864000pt"/>
            <draw:rect draw:style-name="gr6" draw:id="shape315" draw:name="rect819" draw:layer="g1212" svg:width="19.84252000000pt" svg:height="22.67713440000pt" draw:transform="matrix(0.05834344000 0.00000000000 0.00000000000 0.05215807000 26.28224000680pt 22.94179083260pt)" svg:rx="1.07694928000pt" svg:ry="4.00000000000pt"/>
            <draw:rect draw:style-name="gr6" draw:id="shape316" draw:name="rect820" draw:layer="g1212" svg:width="39.68505840000pt" svg:height="28.34641760000pt" draw:transform="matrix(0.05834344000 0.00000000000 0.00000000000 0.05215807000 22.64381286584pt 22.79394774002pt)" svg:rx="2.15389936000pt" svg:ry="5.00000000000pt"/>
            <draw:rect draw:style-name="gr6" draw:id="shape317" draw:name="rect821" draw:layer="g1212" svg:width="36.85040320000pt" svg:height="28.34641760000pt" draw:transform="matrix(0.05834344000 0.00000000000 0.00000000000 0.05215807000 37.03213364669pt 22.94179333619pt)" svg:rx="2.00004904000pt" svg:ry="5.00000000000pt"/>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7:30</dc:date>
    <meta:creation-date>2011-05-22T06:10:49</meta:creation-date>
    <dc:creator>Yue Liu</dc:creator>
  </office:meta>
</office:document-meta>
</file>